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86cm" fo:min-width="10.0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034cm" fo:min-width="18.51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58cm" fo:min-width="13.434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72cm" fo:min-width="7.84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7cm" fo:min-width="6.57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18.51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588cm" fo:min-width="17.9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text-shadow="1pt 1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loext:graphic-properties draw:fill-color="#ffffff"/>
    </style:style>
    <style:style style:name="T1" style:family="text">
      <style:text-properties fo:text-shadow="1pt 1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286cm" svg:y2="14.224cm">
          <text:p/>
        </draw:line>
        <draw:line draw:style-name="gr1" draw:text-style-name="P1" draw:layer="layout" svg:x1="25.514cm" svg:y1="-5.767cm" svg:x2="25.243cm" svg:y2="14.334cm">
          <text:p/>
        </draw:line>
        <draw:line draw:style-name="gr1" draw:text-style-name="P1" draw:layer="layout" svg:x1="14.382cm" svg:y1="-6.1cm" svg:x2="14.382cm" svg:y2="14.224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,\underline{\pmb{p'',f_{p'}}}\rangle \vert \forall i \in I \right\rbrace§svg§600§TRUE§</svg:desc>
          <draw:polygon draw:style-name="gr4" draw:text-style-name="P4" draw:layer="layout" svg:width="13.01cm" svg:height="1.204cm" svg:x="15.283cm" svg:y="-8.829cm" svg:viewBox="0 0 13011 1205" draw:points="6506,1205 0,1205 0,0 13011,0 13011,1205">
            <text:p/>
          </draw:polygon>
          <draw:path draw:style-name="gr3" draw:text-style-name="P3" draw:layer="layout" svg:width="0.297cm" svg:height="0.487cm" svg:x="15.321cm" svg:y="-8.53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text-style-name="P3" draw:layer="layout" svg:width="0.445cm" svg:height="0.157cm" svg:x="15.914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286cm" svg:height="1.202cm" svg:x="16.698cm" svg:y="-8.829cm" svg:viewBox="0 0 287 1203" svg:d="M169 787c0-44 0-51-6-70-21-61-79-97-125-114 78-33 116-78 127-126 2-8 4-19 4-23v-300c0-57 46-99 108-125 10-4 10-6 10-16 0-13 0-13-13-13-19 0-69 25-97 46-23 17-57 55-59 100 0 54 0 109 0 162v104c0 59 0 80-34 122-8 10-29 30-75 53-9 4-9 4-9 14 0 11 0 11 13 19 72 32 105 89 105 131v277c0 33 0 72 34 107 15 15 30 30 63 45 7 6 41 23 59 23 13 0 13 0 13-13 0-10 0-12-6-14-40-17-99-47-110-110-2-7-2-30-2-45z">
            <text:p/>
          </draw:path>
          <draw:path draw:style-name="gr3" draw:text-style-name="P3" draw:layer="layout" svg:width="0.246cm" svg:height="0.303cm" svg:x="17.099cm" svg:y="-8.356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445cm" svg:height="0.157cm" svg:x="17.599cm" svg:y="-8.30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149cm" svg:height="0.668cm" svg:x="18.34cm" svg:y="-8.561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text-style-name="P3" draw:layer="layout" svg:width="0.178cm" svg:height="0.449cm" svg:x="18.545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18.81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cm" svg:height="0.487cm" svg:x="19.073cm" svg:y="-8.533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9.6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7cm" svg:x="19.904cm" svg:y="-8.53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2cm" svg:x="20.35cm" svg:y="-8.533cm" svg:viewBox="0 0 464 603" svg:d="M260 468c105-38 204-158 204-287 0-109-73-181-171-181-145 0-293 152-293 308 0 112 76 179 171 179 17 0 40-2 66-10-1 42-1 44-1 51 0 21 0 75 55 75 79 0 112-124 112-130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0.871cm" svg:y="-8.51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079cm" svg:height="0.2cm" svg:x="21.47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cm" svg:height="0.303cm" svg:x="21.72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27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43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5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97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56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33cm" svg:height="0.303cm" svg:x="21.735cm" svg:y="-8.375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42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58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75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991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71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33cm" svg:height="0.303cm" svg:x="21.751cm" svg:y="-8.356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text-style-name="P3" draw:layer="layout" svg:width="0.079cm" svg:height="0.2cm" svg:x="22.155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2.374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2.788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006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3.386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3.609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3.79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77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31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5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28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19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25cm" svg:y="-8.2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49cm" svg:height="0.427cm" svg:x="23.812cm" svg:y="-8.375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92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46cm" svg:y="-8.584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68cm" svg:y="-8.1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42cm" svg:y="-8.55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34cm" svg:y="-8.185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4cm" svg:y="-8.29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49cm" svg:height="0.427cm" svg:x="23.827cm" svg:y="-8.356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207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119cm" svg:height="0.242cm" svg:x="24.361cm" svg:y="-8.565cm" svg:viewBox="0 0 120 243" svg:d="M114 42c4-10 6-13 6-15 0-16-14-27-29-27-19 0-25 15-26 23l-63 203c0 2-2 8-2 8 0 5 15 9 19 9 2 0 4 0 6-7z">
            <text:p/>
          </draw:path>
          <draw:path draw:style-name="gr3" draw:text-style-name="P3" draw:layer="layout" svg:width="0.079cm" svg:height="0.2cm" svg:x="24.583cm" svg:y="-8.13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33cm" svg:height="0.609cm" svg:x="24.857cm" svg:y="-8.533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61cm" svg:height="0.297cm" svg:x="25.148cm" svg:y="-8.168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25.455cm" svg:y="-8.282cm" svg:viewBox="0 0 95 177" svg:d="M91 32c0 0 4-7 4-13 0-11-11-19-21-19-15 0-19 11-21 15l-51 147c-2 3-2 5-2 5 0 6 15 10 15 10 2 0 4-2 6-6z">
            <text:p/>
          </draw:path>
          <draw:polygon draw:style-name="gr3" draw:text-style-name="P3" draw:layer="layout" svg:width="1.791cm" svg:height="0.028cm" svg:x="23.848cm" svg:y="-7.789cm" svg:viewBox="0 0 1792 29" draw:points="897,29 0,29 0,0 1792,0 1792,29">
            <text:p/>
          </draw:polygon>
          <draw:path draw:style-name="gr3" draw:text-style-name="P3" draw:layer="layout" svg:width="0.149cm" svg:height="0.668cm" svg:x="25.676cm" svg:y="-8.561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text-style-name="P3" draw:layer="layout" svg:width="0.027cm" svg:height="0.668cm" svg:x="25.978cm" svg:y="-8.561cm" svg:viewBox="0 0 28 669" svg:d="M28 25c0-14 0-25-13-25-15 0-15 11-15 25v621c0 12 0 23 15 23 13 0 13-11 13-23z">
            <text:p/>
          </draw:path>
          <draw:path draw:style-name="gr3" draw:text-style-name="P3" draw:layer="layout" svg:width="0.371cm" svg:height="0.48cm" svg:x="26.084cm" svg:y="-8.525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text-style-name="P3" draw:layer="layout" svg:width="0.178cm" svg:height="0.449cm" svg:x="26.474cm" svg:y="-8.502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35cm" svg:height="0.389cm" svg:x="26.926cm" svg:y="-8.42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311cm" svg:height="0.457cm" svg:x="27.523cm" svg:y="-8.51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286cm" svg:height="1.202cm" svg:x="27.925cm" svg:y="-8.829cm" svg:viewBox="0 0 287 1203" svg:d="M169 791c0-59 0-80 36-122 6-8 27-30 72-51 10-6 10-6 10-15 0-8 0-10 0-12-2-2-2-2-13-6-71-34-105-89-105-133v-277c0-32 0-72-34-107-15-15-29-28-61-45-8-4-42-23-61-23-11 0-13 0-13 13 0 10 0 12 6 14 26 11 98 41 112 110 0 7 0 30 0 45v234c0 44 0 53 7 72 21 61 80 95 124 113-76 34-116 78-127 125-2 8-4 19-4 23v302c0 53-42 95-107 124-11 5-11 5-11 15 0 13 2 13 13 13 19 0 69-23 97-46 23-17 59-55 59-100 2-53 0-107 0-162z">
            <text:p/>
          </draw:path>
        </draw:g>
        <draw:line draw:style-name="gr5" draw:text-style-name="P5" draw:layer="layout" svg:x1="2.321cm" svg:y1="-5.502cm" svg:x2="14.382cm" svg:y2="-5.502cm">
          <text:p/>
        </draw:line>
        <draw:custom-shape draw:style-name="gr6" draw:text-style-name="P6" draw:layer="layout" svg:width="10.552cm" svg:height="1.97cm" svg:x="0.878cm" svg:y="-5.27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-2.154cm" svg:x2="2.321cm" svg:y2="-2.154cm">
          <text:p/>
        </draw:line>
        <draw:g>
          <svg:title>TexMaths</svg:title>
          <svg:desc>19§latex§\text{IMSI inquiry response (\pmb{$q$)}}§svg§600§TRUE§</svg:desc>
          <draw:polygon draw:style-name="gr4" draw:text-style-name="P4" draw:layer="layout" svg:width="7.506cm" svg:height="0.692cm" svg:x="4.258cm" svg:y="-3.019cm" svg:viewBox="0 0 7507 693" draw:points="3753,693 0,693 0,0 7507,0 7507,693">
            <text:p/>
          </draw:polygon>
          <draw:path draw:style-name="gr3" draw:text-style-name="P3" draw:layer="layout" svg:width="0.204cm" svg:height="0.457cm" svg:x="4.277cm" svg:y="-2.9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563cm" svg:height="0.457cm" svg:x="4.522cm" svg:y="-2.949cm" svg:viewBox="0 0 564 458" svg:d="M137 15c-6-15-8-15-23-15h-114v21h15c53 0 53 7 53 32v334c0 19 0 50-68 50v21c23 0 57-2 78-2 23 0 55 2 80 2v-21c-71 0-71-31-71-50v-360h2l162 415c2 10 6 16 13 16 6 0 10-6 12-14l165-423v385c0 23-2 31-53 31h-16v21c25-2 71-2 97-2 25 0 71 0 95 2v-21h-17c-51 0-51-8-51-31v-353c0-25 0-32 51-32h17v-21h-114c-17 0-17 0-21 13l-148 376z">
            <text:p/>
          </draw:path>
          <draw:path draw:style-name="gr3" draw:text-style-name="P3" draw:layer="layout" svg:width="0.297cm" svg:height="0.487cm" svg:x="5.145cm" svg:y="-2.964cm" svg:viewBox="0 0 298 488" svg:d="M198 213l-88-21c-42-10-66-46-66-86 0-47 36-87 87-87 112 0 127 110 131 141 2 3 2 7 10 7 7 0 7-4 7-17v-135c0-11 0-15-7-15-4 0-6 0-10 9l-23 38c-20-20-49-47-108-47-74 0-131 59-131 129 0 57 36 105 87 124 8 1 42 11 90 22 19 4 38 10 57 35 15 17 21 38 21 60 0 48-35 97-90 97-21 0-70-4-106-36-40-38-42-80-42-104-2-6-6-6-7-6-10 0-10 4-10 15v135c0 11 0 17 8 17 3 0 5-2 9-9 0 0 2-2 25-38 21 22 64 47 123 47 78 0 133-66 133-140 0-67-45-122-100-135z">
            <text:p/>
          </draw:path>
          <draw:path draw:style-name="gr3" draw:text-style-name="P3" draw:layer="layout" svg:width="0.204cm" svg:height="0.457cm" svg:x="5.497cm" svg:y="-2.949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text-style-name="P3" draw:layer="layout" svg:width="0.143cm" svg:height="0.447cm" svg:x="5.962cm" svg:y="-2.9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text-style-name="P3" draw:layer="layout" svg:width="0.337cm" svg:height="0.295cm" svg:x="6.147cm" svg:y="-2.7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33cm" svg:height="0.426cm" svg:x="6.517cm" svg:y="-2.789cm" svg:viewBox="0 0 331 427" svg:d="M232 256v120c0 30-8 30-51 30v21c22-2 57-4 74-4 19 0 53 2 76 4v-21c-44 0-52 0-52-30v-376h-15l-26 61c-8-19-37-61-90-61-78 0-148 65-148 152 0 83 65 152 143 152 47 0 76-29 89-48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867cm" svg:y="-2.78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143cm" svg:height="0.447cm" svg:x="7.237cm" svg:y="-2.939cm" svg:viewBox="0 0 144 448" svg:d="M97 152l-95 8v20c46 0 51 4 51 36v181c0 30-7 30-53 30v21c21 0 59-2 74-2 25 0 48 2 70 2v-21c-43 0-47-4-47-28zM101 36c0-23-17-36-36-36-21 0-36 19-36 36s15 34 36 34c19 0 36-13 36-34z">
            <text:p/>
          </draw:path>
          <draw:path draw:style-name="gr3" draw:text-style-name="P3" draw:layer="layout" svg:width="0.225cm" svg:height="0.295cm" svg:x="7.42cm" svg:y="-2.7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6cm" svg:x="7.674cm" svg:y="-2.78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text-style-name="P3" draw:layer="layout" svg:width="0.225cm" svg:height="0.295cm" svg:x="8.254cm" svg:y="-2.789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514cm" svg:y="-2.7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text-style-name="P3" draw:layer="layout" svg:width="0.219cm" svg:height="0.307cm" svg:x="8.812cm" svg:y="-2.7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33cm" svg:height="0.426cm" svg:x="9.073cm" svg:y="-2.789cm" svg:viewBox="0 0 331 427" svg:d="M97 44v-44l-97 8v20c48 0 53 4 53 33v315c0 30-7 30-53 30v21c23-2 57-4 76-4 17 0 51 2 76 4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297cm" svg:height="0.307cm" svg:x="9.46cm" svg:y="-2.793cm" svg:viewBox="0 0 298 308" svg:d="M298 158c0-88-68-158-148-158-85 0-150 74-150 158 0 85 70 150 148 150 82 0 150-65 150-150zM150 291c-30 0-59-14-78-44-17-31-17-70-17-95 0-27 0-63 17-93 17-31 50-44 76-44 31 0 59 15 76 44 17 28 17 66 17 93 0 25 0 61-13 89-15 31-46 50-78 50z">
            <text:p/>
          </draw:path>
          <draw:path draw:style-name="gr3" draw:text-style-name="P3" draw:layer="layout" svg:width="0.337cm" svg:height="0.295cm" svg:x="9.795cm" svg:y="-2.789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219cm" svg:height="0.307cm" svg:x="10.165cm" svg:y="-2.793cm" svg:viewBox="0 0 220 308" svg:d="M118 171c15 2 70 13 70 61 0 34-23 62-76 62-57 0-82-40-93-97-2-7-4-11-9-11-10 0-10 6-10 17v89c0 12 0 16 8 16 3 0 3 0 17-14 0 0 0-2 13-15 29 29 59 29 74 29 78 0 108-44 108-93 0-37-20-55-28-63-23-23-48-29-76-32-38-8-84-17-84-55 0-25 17-52 76-52 74 0 78 61 78 82 2 6 8 6 8 6 9 0 9-4 9-17v-69c0-11 0-15-7-15-4 0-4 0-14 8-1 3-9 9-11 11-25-19-53-19-63-19-83 0-108 46-108 82 0 24 11 43 29 59 22 17 41 20 89 30z">
            <text:p/>
          </draw:path>
          <draw:path draw:style-name="gr3" draw:text-style-name="P3" draw:layer="layout" svg:width="0.259cm" svg:height="0.307cm" svg:x="10.425cm" svg:y="-2.793cm" svg:viewBox="0 0 260 308" svg:d="M57 131c4-99 61-116 84-116 68 0 76 91 76 116zM55 146h188c15 0 17 0 17-15 0-66-36-131-119-131-78 0-141 68-141 154 0 89 70 154 148 154 82 0 112-74 112-88 0-5-5-7-9-7-6 0-6 3-8 9-24 69-83 69-91 69-34 0-61-19-76-44-21-32-21-78-21-101z">
            <text:p/>
          </draw:path>
          <draw:path draw:style-name="gr3" draw:text-style-name="P3" draw:layer="layout" svg:width="0.157cm" svg:height="0.667cm" svg:x="10.99cm" svg:y="-2.994cm" svg:viewBox="0 0 158 668" svg:d="M158 663c0-2 0-4-14-15-83-84-104-211-104-314 0-116 25-231 108-315 10-10 10-10 10-11 0-6-4-8-8-8-7 0-68 46-108 131-34 74-42 148-42 203 0 53 8 133 44 209 42 84 99 125 106 125 4 0 8-1 8-5z">
            <text:p/>
          </draw:path>
          <draw:path draw:style-name="gr3" draw:text-style-name="P3" draw:layer="layout" svg:width="0.276cm" svg:height="0.426cm" svg:x="11.176cm" svg:y="-2.7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08cm" svg:y="-2.994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text-style-name="P3" draw:layer="layout" svg:width="0.276cm" svg:height="0.426cm" svg:x="11.193cm" svg:y="-2.816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26cm" svg:y="-3.021cm" svg:viewBox="0 0 158 668" svg:d="M158 334c0-51-8-133-46-209-40-81-99-125-104-125-6 0-8 2-8 8 0 1 0 1 13 15 67 66 105 173 105 311 0 116-25 234-108 317-10 8-10 10-10 12 0 4 2 5 8 5 5 0 66-45 106-129 34-74 44-148 44-205z">
            <text:p/>
          </draw:path>
          <draw:path draw:style-name="gr3" draw:text-style-name="P3" draw:layer="layout" svg:width="0.276cm" svg:height="0.426cm" svg:x="11.21cm" svg:y="-2.789cm" svg:viewBox="0 0 277 427" svg:d="M277 8c0-4-1-8-7-8-8 0-34 27-46 47-15-36-40-47-62-47-78 0-162 99-162 196 0 66 40 108 89 108 29 0 55-17 78-40-5 23-26 114-28 120-6 19-12 20-50 22-9 0-15 0-15 14 0 0 0 7 10 7 21 0 43-4 66-4s48 4 69 4c3 0 13 0 13-15 0-6-8-6-17-6-33 0-33-5-33-11s0-10 2-15zM91 289c-40 0-43-52-43-63 0-32 19-104 30-133 21-49 57-78 84-78 43 0 53 53 53 59 0 4-36 150-38 154-12 19-48 61-86 61z">
            <text:p/>
          </draw:path>
          <draw:path draw:style-name="gr3" draw:text-style-name="P3" draw:layer="layout" svg:width="0.157cm" svg:height="0.667cm" svg:x="11.543cm" svg:y="-2.994cm" svg:viewBox="0 0 158 668" svg:d="M158 334c0-51-8-133-46-209-40-81-99-125-104-125-6 0-8 2-8 8 0 1 0 1 13 15 67 66 105 173 105 311 0 116-25 234-108 317-10 8-10 10-10 12 0 4 2 5 8 5 5 0 66-45 106-129 34-74 44-148 44-205z">
            <text:p/>
          </draw:path>
        </draw:g>
        <draw:line draw:style-name="gr7" draw:text-style-name="P1" draw:layer="layout" svg:x1="14.401cm" svg:y1="-2.154cm" svg:x2="25.514cm" svg:y2="-2.154cm">
          <text:p/>
        </draw:line>
        <draw:g>
          <svg:title>TexMaths</svg:title>
          <svg:desc>19§latex§AV request (\pmb{$q$})§svg§600§TRUE§</svg:desc>
          <draw:polygon draw:style-name="gr4" draw:text-style-name="P4" draw:layer="layout" svg:width="4.303cm" svg:height="0.666cm" svg:x="17.559cm" svg:y="-3.118cm" svg:viewBox="0 0 4304 667" draw:points="2153,667 0,667 0,0 4304,0 4304,667">
            <text:p/>
          </draw:polygon>
          <draw:path draw:style-name="gr3" draw:text-style-name="P3" draw:layer="layout" svg:width="0.459cm" svg:height="0.48cm" svg:x="17.58cm" svg:y="-3.097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996cm" svg:y="-3.074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25cm" svg:height="0.295cm" svg:x="18.724cm" svg:y="-2.9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984cm" svg:y="-2.9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9.284cm" svg:y="-2.9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9.634cm" svg:y="-2.9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20.001cm" svg:y="-2.9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20.301cm" svg:y="-2.9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20.554cm" svg:y="-3.031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1.088cm" svg:y="-3.1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1.274cm" svg:y="-2.9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291cm" svg:y="-2.94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1.308cm" svg:y="-2.915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1.641cm" svg:y="-3.1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8" draw:text-style-name="P6" draw:layer="layout" svg:width="19.05cm" svg:height="4.318cm" svg:x="8.636cm" svg:y="-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\mathcal{K},SQN, \pmb{\kappa,p,p',p'',f_{p'} \leftarrow s \in S}$ \textbf{where} \pmb{$q \in \left\lbrace s_i, s_p,s_{p'},s_{p''} \right\rbrace$}§svg§600§TRUE§</svg:desc>
          <draw:polygon draw:style-name="gr4" draw:text-style-name="P4" draw:layer="layout" svg:width="17.753cm" svg:height="0.717cm" svg:x="9.068cm" svg:y="-1.558cm" svg:viewBox="0 0 17754 718" draw:points="8877,718 0,718 0,0 17754,0 17754,718">
            <text:p/>
          </draw:polygon>
          <draw:path draw:style-name="gr3" draw:text-style-name="P3" draw:layer="layout" svg:width="0.178cm" svg:height="0.449cm" svg:x="9.087cm" svg:y="-1.475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text-style-name="P3" draw:layer="layout" svg:width="0.079cm" svg:height="0.2cm" svg:x="9.355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9.613cm" svg:y="-1.503cm" svg:viewBox="0 0 471 488" svg:d="M112 46c-7 146-68 323-108 427-4 8-4 10-4 10 0 5 6 5 8 5 11 0 36-13 45-26 4-4 91-225 110-394 4-26 6-55 6-57 0-9 0-11-7-11-8 0-27 9-40 17-33 15-57 29-57 40 0 4 3 4 7 4 6 0 8 0 40-15zM467 388c0 0 0-6-7-6-4 0-12 0-21 7-8 6-10 8-13 19-17 50-84 50-84 50-66 0-160-209-160-270 0-11 2-17 25-42 50-49 169-118 200-118 15 0 24 12 24 29 0 4-2 8-2 11 0 4 2 8 8 8 2 0 34-4 34-36 0-23-13-40-38-40-45 0-138 53-192 91-28 21-100 72-100 114 0 57 68 202 117 251 23 23 37 32 57 32 52 0 107-28 132-61 19-20 20-38 20-39z">
            <text:p/>
          </draw:path>
          <draw:path draw:style-name="gr3" draw:text-style-name="P3" draw:layer="layout" svg:width="0.079cm" svg:height="0.2cm" svg:x="10.168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0.44cm" svg:y="-1.503cm" svg:viewBox="0 0 397 488" svg:d="M397 8c0-4 0-8-6-8-3 0-5 0-13 9l-32 38c-17-30-51-47-95-47-86 0-167 78-167 158 0 55 36 85 70 95l72 19c25 5 61 17 61 72 0 59-53 123-120 123-43 0-118-15-118-98 0-16 4-33 4-37 2-1 2-3 2-3 0-8-6-8-7-8-4 0-6 0-8 2s-40 156-40 158c0 3 4 7 8 7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0.884cm" svg:y="-1.503cm" svg:viewBox="0 0 464 602" svg:d="M260 467c105-38 204-157 204-287 0-108-73-180-171-180-145 0-293 152-293 308 0 112 76 178 171 178 17 0 40-2 67-9-2 42-2 44-2 51 0 21 0 74 55 74 80 0 112-123 112-129s-6-8-8-8c-5 0-7 4-7 8-17 48-55 65-80 65-31 0-40-19-48-71zM135 464c-53-21-76-75-76-135 0-46 17-141 68-213 50-69 112-99 162-99 66 0 116 51 116 143 0 66-34 222-147 285-3-23-11-73-60-73-35 0-69 35-69 69 0 13 6 21 6 23zM175 471c-8 0-31 0-31-30 0-27 27-53 54-53 28 0 41 17 41 57 0 9 0 11-7 13-17 7-38 13-57 13z">
            <text:p/>
          </draw:path>
          <draw:path draw:style-name="gr3" draw:text-style-name="P3" draw:layer="layout" svg:width="0.563cm" svg:height="0.457cm" svg:x="11.405cm" svg:y="-1.48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9 0-5 2-9 4-17l87-353c4 4 4 6 6 11l167 396c6 11 8 13 13 13 8 0 8-2 10-13z">
            <text:p/>
          </draw:path>
          <draw:path draw:style-name="gr3" draw:text-style-name="P3" draw:layer="layout" svg:width="0.079cm" svg:height="0.2cm" svg:x="12.005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12.252cm" svg:y="-1.328cm" svg:viewBox="0 0 331 304" svg:d="M2 272c-2 7-2 9-2 15 0 11 10 17 19 17 21 0 25-15 30-38 6-23 2-11 31-124 57 2 116 14 116 57 0 6 0 8-2 16-2 9-4 17-4 22 0 40 29 67 63 67 21 0 38-11 51-34 17-29 27-69 27-69 0-7-8-7-10-7-6 0-7 4-9 13-12 46-27 82-57 82-16 0-23-8-23-33 0-9 4-24 6-36 1-7 3-15 3-22 0-63-93-69-131-69 23-13 44-30 63-45 30-27 49-44 78-56-2 4-4 12-4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2.655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74cm" svg:y="-1.32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286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3.505cm" svg:y="-1.32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883cm" svg:y="-1.535cm" svg:viewBox="0 0 120 243" svg:d="M116 42c4-10 4-14 4-15 0-16-14-27-29-27-19 0-23 15-26 23l-63 203c0 2-2 8-2 8 0 5 15 9 19 9s4 0 8-7z">
            <text:p/>
          </draw:path>
          <draw:path draw:style-name="gr3" draw:text-style-name="P3" draw:layer="layout" svg:width="0.079cm" svg:height="0.2cm" svg:x="14.105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4.322cm" svg:y="-1.32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7cm" svg:y="-1.535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119cm" svg:height="0.242cm" svg:x="14.854cm" svg:y="-1.535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079cm" svg:height="0.2cm" svg:x="15.078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3cm" svg:height="0.609cm" svg:x="15.351cm" svg:y="-1.503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3 36-123 38-129z">
            <text:p/>
          </draw:path>
          <draw:path draw:style-name="gr3" draw:text-style-name="P3" draw:layer="layout" svg:width="0.261cm" svg:height="0.297cm" svg:x="15.64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946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6.353cm" svg:y="-1.37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7.202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7.719cm" svg:y="-1.393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8.329cm" svg:y="-1.503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3cm" svg:height="0.303cm" svg:x="12.266cm" svg:y="-1.345cm" svg:viewBox="0 0 331 304" svg:d="M2 272c-2 7-2 9-2 15 0 11 10 17 19 17 21 0 25-15 30-38 6-23 2-11 31-124 57 2 116 14 116 57 0 6 0 8-2 16-2 9-4 17-4 22 0 40 29 67 63 67 21 0 38-11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2.67cm" svg:y="-1.1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2.887cm" svg:y="-1.345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301cm" svg:y="-1.1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518cm" svg:y="-1.345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898cm" svg:y="-1.554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4.12cm" svg:y="-1.12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4.337cm" svg:y="-1.345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715cm" svg:y="-1.554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119cm" svg:height="0.242cm" svg:x="14.869cm" svg:y="-1.554cm" svg:viewBox="0 0 120 243" svg:d="M116 42c4-10 4-14 4-15 0-16-14-27-29-27-19 0-23 15-26 23l-63 203c0 2-2 8-2 8 0 5 15 9 19 9s4 0 8-7z">
            <text:p/>
          </draw:path>
          <draw:path draw:style-name="gr3" draw:text-style-name="P3" draw:layer="layout" svg:width="0.079cm" svg:height="0.2cm" svg:x="15.091cm" svg:y="-1.12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3cm" svg:height="0.609cm" svg:x="15.367cm" svg:y="-1.522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6-26 36-36 0-15-12-25-25-25-17 0-36 16-36 42 0 29 30 46 57 46 36 0 65-40 76-65 21-43 36-123 38-129z">
            <text:p/>
          </draw:path>
          <draw:path draw:style-name="gr3" draw:text-style-name="P3" draw:layer="layout" svg:width="0.261cm" svg:height="0.297cm" svg:x="15.655cm" svg:y="-1.15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961cm" svg:y="-1.2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6.368cm" svg:y="-1.393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7.217cm" svg:y="-1.34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7.734cm" svg:y="-1.41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8.342cm" svg:y="-1.522cm" svg:viewBox="0 0 397 488" svg:d="M397 8c0-4 0-8-6-8-3 0-5 0-13 9l-32 38c-17-30-51-47-95-47-86 0-165 78-165 158 0 55 34 85 68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3cm" svg:height="0.303cm" svg:x="12.281cm" svg:y="-1.328cm" svg:viewBox="0 0 331 304" svg:d="M2 272c-2 7-2 9-2 15 0 11 10 17 19 17 21 0 25-15 30-38 6-23 2-11 31-124 57 2 116 14 116 57 0 6 0 8-2 16-2 9-4 17-4 22 0 40 29 67 63 67 21 0 38-11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2.686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902cm" svg:y="-1.32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3.316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533cm" svg:y="-1.32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911cm" svg:y="-1.535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079cm" svg:height="0.2cm" svg:x="14.134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4.352cm" svg:y="-1.328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73cm" svg:y="-1.535cm" svg:viewBox="0 0 120 243" svg:d="M116 42c4-10 4-14 4-15 0-16-14-27-29-27-19 0-23 15-26 23l-63 203c0 2-2 8-2 8 0 5 15 9 19 9s4 0 8-7z">
            <text:p/>
          </draw:path>
          <draw:path draw:style-name="gr3" draw:text-style-name="P3" draw:layer="layout" svg:width="0.119cm" svg:height="0.242cm" svg:x="14.884cm" svg:y="-1.535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5.106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3cm" svg:height="0.609cm" svg:x="15.38cm" svg:y="-1.503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3 36-123 38-129z">
            <text:p/>
          </draw:path>
          <draw:path draw:style-name="gr3" draw:text-style-name="P3" draw:layer="layout" svg:width="0.261cm" svg:height="0.297cm" svg:x="15.671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977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6.383cm" svg:y="-1.37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7.231cm" svg:y="-1.328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7.749cm" svg:y="-1.393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8.357cm" svg:y="-1.503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522cm" svg:height="0.299cm" svg:x="19.024cm" svg:y="-1.328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text-style-name="P3" draw:layer="layout" svg:width="0.381cm" svg:height="0.464cm" svg:x="19.59cm" svg:y="-1.495cm" svg:viewBox="0 0 382 465" svg:d="M46 433h-46v32c19 0 59-1 84-1 26 0 66 1 85 1v-32h-45v-139c0-74 57-106 98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20.007cm" svg:y="-1.336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0.362cm" svg:y="-1.332cm" svg:viewBox="0 0 272 302" svg:d="M112 76v-76l-112 6v30c42 0 46 0 46 27v209h-46v30c23 0 53-2 86-2 24 0 68 0 91 2v-30h-57v-118c0-48 17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20.673cm" svg:y="-1.336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6cm" svg:height="0.426cm" svg:x="21.219cm" svg:y="-1.328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1.753cm" svg:y="-1.393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2.374cm" svg:y="-1.533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2.695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2.995cm" svg:y="-1.243cm" svg:viewBox="0 0 144 317" svg:d="M131 17c0-8-6-17-19-17s-26 11-26 27c0 7 5 17 19 17 13 0 26-14 26-27zM34 256c-2 6-4 12-4 21 0 21 19 40 46 40 48 0 68-66 68-72 0-8-7-8-7-8-8 0-8 4-10 10-11 36-32 57-51 57-9 0-11-8-11-17 0-12 3-19 7-31 6-13 10-24 15-38 4-11 21-53 23-58 2-6 4-12 4-16 0-22-19-40-46-40-47 0-68 65-68 73 0 5 8 5 8 5 7 0 7-2 9-7 12-40 32-57 50-57 7 0 13 4 13 17 0 9-4 17-15 45z">
            <text:p/>
          </draw:path>
          <draw:path draw:style-name="gr3" draw:text-style-name="P3" draw:layer="layout" svg:width="0.079cm" svg:height="0.2cm" svg:x="23.252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525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803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4.17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443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19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25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5.266cm" svg:y="-1.10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5.539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817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6.123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6.269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6.501cm" svg:y="-1.533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76cm" svg:height="0.426cm" svg:x="21.234cm" svg:y="-1.355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1.77cm" svg:y="-1.419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2.391cm" svg:y="-1.56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2.712cm" svg:y="-1.35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011cm" svg:y="-1.269cm" svg:viewBox="0 0 144 317" svg:d="M131 17c0-8-6-17-19-17s-26 11-26 27c0 7 5 17 19 17 13 0 26-14 26-27zM34 256c-2 6-4 12-4 21 0 21 19 40 46 40 48 0 68-66 68-72 0-8-7-8-7-8-8 0-8 4-10 10-11 36-32 57-51 57-9 0-11-8-11-17 0-12 3-19 7-31 6-13 10-24 15-38 4-11 21-53 23-58 2-6 4-12 4-16 0-22-19-40-46-40-47 0-68 65-68 73 0 5 8 5 8 5 7 0 7-2 9-7 12-40 32-57 50-57 7 0 13 4 13 17 0 9-4 17-15 45z">
            <text:p/>
          </draw:path>
          <draw:path draw:style-name="gr3" draw:text-style-name="P3" draw:layer="layout" svg:width="0.079cm" svg:height="0.2cm" svg:x="23.269cm" svg:y="-1.13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543cm" svg:y="-1.35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818cm" svg:y="-1.16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4.185cm" svg:y="-1.13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458cm" svg:y="-1.35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36cm" svg:y="-1.16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42cm" svg:y="-1.2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5.283cm" svg:y="-1.13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5.557cm" svg:y="-1.35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832cm" svg:y="-1.16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6.138cm" svg:y="-1.2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6.286cm" svg:y="-1.279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6.518cm" svg:y="-1.56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76cm" svg:height="0.426cm" svg:x="21.251cm" svg:y="-1.328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1.787cm" svg:y="-1.393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2.408cm" svg:y="-1.533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2.729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3.028cm" svg:y="-1.243cm" svg:viewBox="0 0 144 317" svg:d="M131 17c0-8-6-17-19-17s-26 11-26 27c0 7 5 17 19 17 13 0 26-14 26-27zM34 256c-2 6-4 12-4 21 0 21 19 40 46 40 48 0 68-66 68-72 0-8-7-8-7-8-8 0-8 4-10 10-11 36-32 57-51 57-9 0-11-8-11-17 0-12 3-19 7-31 6-13 10-24 15-38 4-11 21-53 23-58 2-6 4-12 4-16 0-22-19-40-46-40-47 0-68 65-68 73 0 5 8 5 8 5 7 0 7-2 9-7 12-40 32-57 50-57 7 0 13 4 13 17 0 9-4 17-15 45z">
            <text:p/>
          </draw:path>
          <draw:path draw:style-name="gr3" draw:text-style-name="P3" draw:layer="layout" svg:width="0.079cm" svg:height="0.2cm" svg:x="23.286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3.56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3.835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4.202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475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753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59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5.3cm" svg:y="-1.10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5.574cm" svg:y="-1.32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849cm" svg:y="-1.13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6.155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6.301cm" svg:y="-1.25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6.535cm" svg:y="-1.533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</draw:g>
        <draw:g>
          <svg:title>TexMaths</svg:title>
          <svg:desc>19§latex§ \pmb{$salt \leftarrow \left\lbrace 0,1 \right\rbrace^l$  }§svg§600§TRUE§</svg:desc>
          <draw:polygon draw:style-name="gr4" draw:text-style-name="P4" draw:layer="layout" svg:width="3.989cm" svg:height="0.854cm" svg:x="12.89cm" svg:y="-0.104cm" svg:viewBox="0 0 3990 855" draw:points="1995,855 0,855 0,0 3990,0 3990,855">
            <text:p/>
          </draw:polygon>
          <draw:path draw:style-name="gr3" draw:text-style-name="P3" draw:layer="layout" svg:width="0.246cm" svg:height="0.303cm" svg:x="12.924cm" svg:y="0.287cm" svg:viewBox="0 0 247 304" svg:d="M228 46c-19 0-32 15-32 30 0 10 5 19 21 19 15 0 30-11 30-38 0-30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3.228cm" svg:y="0.287cm" svg:viewBox="0 0 308 304" svg:d="M224 44c-13-25-32-44-62-44-78 0-162 99-162 198 0 62 36 106 89 106 14 0 48-2 88-49 5 28 28 49 61 49 24 0 39-15 49-36 11-25 21-67 21-67 0-7-6-7-8-7-7 0-7 4-9 13-12 44-25 82-52 82-19 0-20-17-20-31 0-15 1-19 9-49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text-style-name="P3" draw:layer="layout" svg:width="0.143cm" svg:height="0.472cm" svg:x="13.584cm" svg:y="0.118cm" svg:viewBox="0 0 144 473" svg:d="M144 8c0 0 0-8-7-8-17 0-67 6-84 8-6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06cm" svg:height="0.427cm" svg:x="13.781cm" svg:y="0.164cm" svg:viewBox="0 0 207 428" svg:d="M124 152h62c14 0 21 0 21-13 0-8-8-8-19-8h-59c25-95 27-108 27-112 0-11-8-19-19-19-2 0-21 0-27 25l-26 106h-63c-13 0-21 0-21 13 0 8 6 8 19 8h59c-48 190-51 201-51 213 0 36 26 63 62 63 69 0 107-99 107-103 0-8-6-8-8-8-6 0-8 2-9 10-31 70-65 85-88 85-15 0-21-7-21-30 0-17 0-21 4-32z">
            <text:p/>
          </draw:path>
          <draw:path draw:style-name="gr3" draw:text-style-name="P3" draw:layer="layout" svg:width="0.594cm" svg:height="0.349cm" svg:x="14.228cm" svg:y="0.2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238cm" svg:height="0.668cm" svg:x="15.09cm" svg:y="0.08cm" svg:viewBox="0 0 239 669" svg:d="M143 89c0-26 17-70 91-74 2-2 5-4 5-7 0-8-5-8-13-8-66 0-129 34-129 84v152c0 26 0 47-27 70-24 19-49 21-64 21-4 2-6 4-6 7 0 8 4 8 11 8 44 4 76 27 84 59 2 8 2 9 2 34v133c0 27 0 50 32 74 27 21 71 27 97 27 8 0 13 0 13-6 0-7-3-7-11-7-42-4-76-25-84-59-1-6-1-8-1-33v-140c0-31-6-42-27-63-15-13-34-21-53-27 55-15 80-45 80-85z">
            <text:p/>
          </draw:path>
          <draw:path draw:style-name="gr3" draw:text-style-name="P3" draw:layer="layout" svg:width="0.282cm" svg:height="0.461cm" svg:x="15.402cm" svg:y="0.137cm" svg:viewBox="0 0 283 462" svg:d="M283 232c0-53-4-107-26-156-31-65-86-76-114-76-42 0-90 17-118 80-21 45-25 99-25 152 0 51 2 110 30 161 29 55 78 69 111 69 36 0 87-15 117-78 21-46 25-99 25-152zM141 447c-25 0-65-18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cm" svg:x="15.765cm" svg:y="0.51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221cm" svg:height="0.446cm" svg:x="16.063cm" svg:y="0.137cm" svg:viewBox="0 0 222 447" svg:d="M139 17c0-15 0-17-15-17-42 44-103 44-124 44v21c13 0 53 0 87-19v347c0 25-2 33-62 33h-21v21c24-2 82-2 110-2 27 0 85 0 108 2v-21h-21c-60 0-62-8-62-33z">
            <text:p/>
          </draw:path>
          <draw:path draw:style-name="gr3" draw:text-style-name="P3" draw:layer="layout" svg:width="0.238cm" svg:height="0.668cm" svg:x="16.384cm" svg:y="0.08cm" svg:viewBox="0 0 239 669" svg:d="M97 581c0 27-17 69-91 75-4 0-6 1-6 7s8 6 13 6c65 0 128-32 130-84v-152c0-26-1-47 26-70 23-19 50-21 65-21 2 0 5-4 5-8 0-5-3-5-11-7-44-2-76-27-84-59-1-8-1-10-1-32v-133c0-29 0-50-33-76-26-19-74-27-97-27-5 0-13 0-13 8 0 5 4 5 11 7 42 2 75 23 84 57 2 8 2 8 2 33v140c0 31 6 42 27 63 15 15 34 21 53 26-55 16-80 48-80 86z">
            <text:p/>
          </draw:path>
          <draw:path draw:style-name="gr3" draw:text-style-name="P3" draw:layer="layout" svg:width="0.105cm" svg:height="0.33cm" svg:x="16.703cm" svg:y="-0.077cm" svg:viewBox="0 0 106 331" svg:d="M105 13c0 0 1-5 1-7s-2-6-7-6c-10 0-50 4-61 4-4 2-9 2-9 11 0 8 5 8 11 8 23 0 23 2 23 6 0 3 0 7-2 11l-59 232c-2 4-2 9-2 15 0 30 27 44 49 44 12 0 27-4 38-25 12-17 18-46 18-48 0-5-6-5-8-5-6 0-8 4-10 11-5 23-15 53-36 53-11 0-15-11-15-22 0-6 2-14 2-19z">
            <text:p/>
          </draw:path>
          <draw:path draw:style-name="gr3" draw:text-style-name="P3" draw:layer="layout" svg:width="0.246cm" svg:height="0.303cm" svg:x="12.941cm" svg:y="0.261cm" svg:viewBox="0 0 247 304" svg:d="M228 46c-19 0-32 15-32 30 0 10 5 19 21 19 15 0 30-11 30-38 0-30-28-57-80-57-89 0-114 68-114 99 0 51 52 63 71 66 34 6 70 14 70 52 0 17-15 72-97 72-10 0-61 0-76-34 25 2 42-17 42-36 0-16-12-23-25-23-17 0-38 13-38 43 0 38 38 65 97 65 108 0 135-82 135-110 0-25-14-42-21-50-19-19-38-22-68-28-23-6-50-10-50-40 0-21 15-61 74-61 17 0 52 4 61 31z">
            <text:p/>
          </draw:path>
          <draw:path draw:style-name="gr3" draw:text-style-name="P3" draw:layer="layout" svg:width="0.307cm" svg:height="0.303cm" svg:x="13.245cm" svg:y="0.261cm" svg:viewBox="0 0 308 304" svg:d="M224 44c-13-25-32-44-62-44-78 0-162 99-162 198 0 62 36 106 89 106 14 0 48-2 88-49 5 28 28 49 61 49 24 0 39-15 49-36 11-25 21-67 21-67 0-7-6-7-8-7-7 0-7 4-9 13-12 44-25 82-52 82-19 0-20-17-20-31 0-15 1-19 9-49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text-style-name="P3" draw:layer="layout" svg:width="0.143cm" svg:height="0.472cm" svg:x="13.599cm" svg:y="0.092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06cm" svg:height="0.427cm" svg:x="13.796cm" svg:y="0.137cm" svg:viewBox="0 0 207 428" svg:d="M124 152h62c14 0 21 0 21-13 0-8-8-8-19-8h-59c25-95 27-108 27-112 0-11-8-19-19-19-2 0-21 0-27 25l-26 106h-63c-13 0-21 0-21 13 0 8 6 8 19 8h59c-48 190-51 201-51 213 0 36 26 63 62 63 69 0 107-99 107-103 0-8-6-8-8-8-6 0-8 2-9 10-31 70-65 85-88 85-15 0-21-7-21-30 0-17 0-21 4-32z">
            <text:p/>
          </draw:path>
          <draw:path draw:style-name="gr3" draw:text-style-name="P3" draw:layer="layout" svg:width="0.594cm" svg:height="0.349cm" svg:x="14.245cm" svg:y="0.21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38cm" svg:height="0.668cm" svg:x="15.107cm" svg:y="0.054cm" svg:viewBox="0 0 239 669" svg:d="M143 89c0-26 17-70 91-74 2-2 5-4 5-7 0-8-5-8-13-8-66 0-129 34-129 84v152c0 26 0 47-27 70-24 19-49 21-64 21-4 2-6 4-6 7 0 8 4 8 11 8 44 4 76 27 84 59 2 8 2 9 2 34v133c0 27 0 50 32 74 27 21 70 27 97 27 8 0 13 0 13-6 0-7-3-7-11-7-42-4-76-25-84-59-2-6-1-8-1-33v-140c0-31-6-42-27-63-15-13-34-21-53-27 55-15 80-45 80-85z">
            <text:p/>
          </draw:path>
          <draw:path draw:style-name="gr3" draw:text-style-name="P3" draw:layer="layout" svg:width="0.282cm" svg:height="0.461cm" svg:x="15.419cm" svg:y="0.111cm" svg:viewBox="0 0 283 462" svg:d="M283 232c0-53-4-107-26-156-31-65-86-76-114-76-42 0-90 17-118 80-21 45-25 99-25 152 0 51 2 110 30 161 29 55 78 69 111 69 36 0 87-15 117-78 21-46 25-99 25-152zM141 447c-25 0-65-18-78-82-8-40-8-101-8-141 0-43 0-87 6-123 13-80 63-86 80-86 22 0 66 12 79 78 8 38 8 89 8 131 0 50 0 95-8 139-11 63-49 84-79 84z">
            <text:p/>
          </draw:path>
          <draw:path draw:style-name="gr3" draw:text-style-name="P3" draw:layer="layout" svg:width="0.079cm" svg:height="0.2cm" svg:x="15.782cm" svg:y="0.485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21cm" svg:height="0.446cm" svg:x="16.08cm" svg:y="0.111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text-style-name="P3" draw:layer="layout" svg:width="0.238cm" svg:height="0.668cm" svg:x="16.401cm" svg:y="0.054cm" svg:viewBox="0 0 239 669" svg:d="M97 581c0 27-17 69-91 75-4 0-6 1-6 7s8 6 13 6c65 0 128-32 130-84v-152c0-26 0-47 26-70 23-19 50-21 65-21 2 0 5-4 5-8 0-5-3-5-11-7-44-2-76-27-84-59-1-8-1-10-1-32v-133c0-29 0-50-33-76-26-19-74-27-97-27-5 0-13 0-13 8 0 5 4 5 11 7 42 2 75 23 84 57 2 8 2 8 2 33v140c0 31 6 42 27 63 15 15 34 21 53 26-55 16-80 48-80 86z">
            <text:p/>
          </draw:path>
          <draw:path draw:style-name="gr3" draw:text-style-name="P3" draw:layer="layout" svg:width="0.105cm" svg:height="0.33cm" svg:x="16.72cm" svg:y="-0.106cm" svg:viewBox="0 0 106 331" svg:d="M105 13c0 0 1-5 1-7s-2-6-7-6c-10 0-50 4-61 4-4 2-9 2-9 11 0 8 5 8 11 8 23 0 23 2 23 6 0 3 0 7-2 11l-59 232c-2 4-2 9-2 15 0 30 27 44 49 44 12 0 27-4 38-25 12-17 18-46 18-48 0-5-6-5-8-5-6 0-8 4-10 11-5 23-15 53-36 53-11 0-15-11-15-22 0-6 2-14 2-19z">
            <text:p/>
          </draw:path>
          <draw:path draw:style-name="gr3" draw:text-style-name="P3" draw:layer="layout" svg:width="0.246cm" svg:height="0.303cm" svg:x="12.958cm" svg:y="0.287cm" svg:viewBox="0 0 247 304" svg:d="M228 46c-19 0-32 15-32 30 0 10 5 19 21 19 15 0 30-11 30-38 0-30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3.262cm" svg:y="0.287cm" svg:viewBox="0 0 308 304" svg:d="M224 44c-13-25-32-44-62-44-78 0-162 99-162 198 0 62 36 106 89 106 14 0 48-2 88-49 5 28 28 49 61 49 24 0 39-15 49-36 11-25 21-67 21-67 0-7-6-7-8-7-7 0-7 4-9 13-12 44-25 82-52 82-19 0-20-17-20-31 0-15 1-19 9-49 8-28 8-34 15-61l23-93c6-19 6-21 6-23 0-11-8-19-19-19-17 0-27 16-29 31zM181 217c-4 13-4 13-14 24-30 38-57 48-76 48-34 0-43-36-43-63 0-32 20-116 38-146 20-40 49-65 77-65 44 0 54 55 54 59s-2 8-4 12z">
            <text:p/>
          </draw:path>
          <draw:path draw:style-name="gr3" draw:text-style-name="P3" draw:layer="layout" svg:width="0.143cm" svg:height="0.472cm" svg:x="13.616cm" svg:y="0.118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206cm" svg:height="0.427cm" svg:x="13.813cm" svg:y="0.164cm" svg:viewBox="0 0 207 428" svg:d="M124 152h62c14 0 21 0 21-13 0-8-7-8-19-8h-59c25-95 27-108 27-112 0-11-8-19-19-19-2 0-21 0-27 25l-26 106h-63c-13 0-21 0-21 13 0 8 6 8 19 8h59c-48 190-51 201-51 213 0 36 26 63 62 63 69 0 107-99 107-103 0-8-6-8-8-8-6 0-7 2-9 10-31 70-65 85-88 85-15 0-21-7-21-30 0-17 0-21 4-32z">
            <text:p/>
          </draw:path>
          <draw:path draw:style-name="gr3" draw:text-style-name="P3" draw:layer="layout" svg:width="0.594cm" svg:height="0.349cm" svg:x="14.262cm" svg:y="0.2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238cm" svg:height="0.668cm" svg:x="15.123cm" svg:y="0.08cm" svg:viewBox="0 0 239 669" svg:d="M143 89c0-26 17-70 91-74 2-2 5-4 5-7 0-8-5-8-13-8-66 0-129 34-129 84v152c0 26 0 47-27 70-24 19-49 21-64 21-4 2-6 4-6 7 0 8 4 8 11 8 44 4 76 27 84 59 2 8 2 9 2 34v133c0 27 0 50 32 74 27 21 70 27 97 27 8 0 13 0 13-6 0-7-3-7-11-7-42-4-76-25-84-59-2-6-1-8-1-33v-140c0-31-6-42-27-63-15-13-34-21-53-27 55-15 80-45 80-85z">
            <text:p/>
          </draw:path>
          <draw:path draw:style-name="gr3" draw:text-style-name="P3" draw:layer="layout" svg:width="0.282cm" svg:height="0.461cm" svg:x="15.434cm" svg:y="0.137cm" svg:viewBox="0 0 283 462" svg:d="M283 232c0-53-4-107-26-156-31-65-86-76-114-76-42 0-90 17-118 80-21 45-25 99-25 152 0 51 2 110 30 161 29 55 78 69 111 69 36 0 87-15 117-78 21-46 25-99 25-152zM141 447c-25 0-65-18-78-82-8-40-8-101-8-141 0-43 0-87 6-123 13-80 62-86 80-86 22 0 66 12 79 78 8 38 8 89 8 131 0 50 0 95-8 139-11 63-49 84-79 84z">
            <text:p/>
          </draw:path>
          <draw:path draw:style-name="gr3" draw:text-style-name="P3" draw:layer="layout" svg:width="0.079cm" svg:height="0.2cm" svg:x="15.799cm" svg:y="0.51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221cm" svg:height="0.446cm" svg:x="16.097cm" svg:y="0.137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238cm" svg:height="0.668cm" svg:x="16.418cm" svg:y="0.08cm" svg:viewBox="0 0 239 669" svg:d="M97 581c0 27-17 69-91 75-4 0-6 1-6 7s8 6 13 6c65 0 128-32 130-84v-152c0-26-1-47 26-70 23-19 50-21 65-21 2 0 5-4 5-8 0-5-3-5-11-7-44-2-76-27-84-59-2-8-1-10-1-32v-133c0-29 0-50-33-76-26-19-74-27-97-27-5 0-13 0-13 8 0 5 4 5 11 7 42 2 75 23 84 57 2 8 2 8 2 33v140c0 31 6 42 27 63 15 15 34 21 53 26-55 16-80 48-80 86z">
            <text:p/>
          </draw:path>
          <draw:path draw:style-name="gr3" draw:text-style-name="P3" draw:layer="layout" svg:width="0.105cm" svg:height="0.33cm" svg:x="16.736cm" svg:y="-0.077cm" svg:viewBox="0 0 106 331" svg:d="M105 13c0 0 1-5 1-7s-2-6-7-6c-10 0-50 4-61 4-4 2-9 2-9 11 0 8 5 8 11 8 23 0 23 2 23 6 0 3 0 7-2 11l-59 232c-2 4-2 9-2 15 0 30 27 44 49 44 12 0 27-4 38-25 12-17 18-46 18-48 0-5-6-5-8-5-6 0-8 4-10 11-5 23-15 53-36 53-11 0-15-11-15-22 0-6 2-14 2-19z">
            <text:p/>
          </draw:path>
        </draw:g>
        <draw:g>
          <svg:title>TexMaths</svg:title>
          <svg:desc>19§latex§\pmb{ update $ s_{p''} \leftarrow \left\lbrace 0,1\right\rbrace^{34} \notin \left\lbrace \right s_p,s_{p'},s_{p''}\vert \forall s \in S\rbrace$} §svg§600§TRUE§</svg:desc>
          <draw:polygon draw:style-name="gr4" draw:text-style-name="P4" draw:layer="layout" svg:width="13.217cm" svg:height="0.854cm" svg:x="12.832cm" svg:y="0.66cm" svg:viewBox="0 0 13218 855" draw:points="6610,855 0,855 0,0 13218,0 13218,855">
            <text:p/>
          </draw:polygon>
          <draw:path draw:style-name="gr3" draw:text-style-name="P3" draw:layer="layout" svg:width="0.337cm" svg:height="0.303cm" svg:x="12.853cm" svg:y="1.02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3.22cm" svg:y="1.027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3.613cm" svg:y="0.86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3.987cm" svg:y="1.02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14.304cm" svg:y="0.913cm" svg:viewBox="0 0 211 420" svg:d="M104 144h95v-21h-95v-123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4.569cm" svg:y="1.0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5.104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38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686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832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6.241cm" svg:y="0.981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text-style-name="P3" draw:layer="layout" svg:width="0.238cm" svg:height="0.668cm" svg:x="17.101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82cm" svg:height="0.461cm" svg:x="17.413cm" svg:y="0.879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text-style-name="P3" draw:layer="layout" svg:width="0.079cm" svg:height="0.2cm" svg:x="17.778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18.076cm" svg:y="0.879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text-style-name="P3" draw:layer="layout" svg:width="0.238cm" svg:height="0.668cm" svg:x="18.397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16cm" svg:height="0.32cm" svg:x="18.71cm" svg:y="0.677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text-style-name="P3" draw:layer="layout" svg:width="0.231cm" svg:height="0.316cm" svg:x="18.969cm" svg:y="0.672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text-style-name="P3" draw:layer="layout" svg:width="0.261cm" svg:height="0.668cm" svg:x="19.548cm" svg:y="0.822cm" svg:viewBox="0 0 262 669" svg:d="M258 25c4-8 4-12 4-12 0-7-6-13-13-13-6 0-10 2-12 6l-233 638c-4 9-4 11-4 11 0 8 6 14 13 14 10 0 12-4 15-16z">
            <text:p/>
          </draw:path>
          <draw:path draw:style-name="gr3" draw:text-style-name="P3" draw:layer="layout" svg:width="0.335cm" svg:height="0.388cm" svg:x="19.493cm" svg:y="0.962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238cm" svg:height="0.668cm" svg:x="20.116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46cm" svg:height="0.303cm" svg:x="20.628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05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1.272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1.545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21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2.127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2.368cm" svg:y="1.25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2.641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19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225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3.371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7cm" svg:height="0.668cm" svg:x="23.635cm" svg:y="0.822cm" svg:viewBox="0 0 28 669" svg:d="M28 25c0-14 0-25-13-25-15 0-15 11-15 25v621c0 11 0 23 15 23 13 0 13-12 13-23z">
            <text:p/>
          </draw:path>
          <draw:path draw:style-name="gr3" draw:text-style-name="P3" draw:layer="layout" svg:width="0.371cm" svg:height="0.48cm" svg:x="23.74cm" svg:y="0.86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text-style-name="P3" draw:layer="layout" svg:width="0.246cm" svg:height="0.303cm" svg:x="24.144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24.663cm" svg:y="0.96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5.271cm" svg:y="0.852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38cm" svg:height="0.668cm" svg:x="25.731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337cm" svg:height="0.303cm" svg:x="12.87cm" svg:y="1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3.237cm" svg:y="1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3.63cm" svg:y="0.833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4.004cm" svg:y="0.996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14.322cm" svg:y="0.886cm" svg:viewBox="0 0 211 420" svg:d="M104 144h95v-21h-95v-123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4.586cm" svg:y="0.99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5.12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397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03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849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6.258cm" svg:y="0.955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text-style-name="P3" draw:layer="layout" svg:width="0.238cm" svg:height="0.668cm" svg:x="17.118cm" svg:y="0.795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82cm" svg:height="0.461cm" svg:x="17.43cm" svg:y="0.852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text-style-name="P3" draw:layer="layout" svg:width="0.079cm" svg:height="0.2cm" svg:x="17.795cm" svg:y="1.2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18.093cm" svg:y="0.852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text-style-name="P3" draw:layer="layout" svg:width="0.238cm" svg:height="0.668cm" svg:x="18.414cm" svg:y="0.795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16cm" svg:height="0.32cm" svg:x="18.728cm" svg:y="0.651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text-style-name="P3" draw:layer="layout" svg:width="0.231cm" svg:height="0.316cm" svg:x="18.986cm" svg:y="0.645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text-style-name="P3" draw:layer="layout" svg:width="0.261cm" svg:height="0.668cm" svg:x="19.565cm" svg:y="0.795cm" svg:viewBox="0 0 262 669" svg:d="M258 25c4-8 4-12 4-12 0-7-6-13-13-13-6 0-10 2-12 6l-233 638c-4 9-4 11-4 11 0 8 6 14 13 14 10 0 12-4 15-16z">
            <text:p/>
          </draw:path>
          <draw:path draw:style-name="gr3" draw:text-style-name="P3" draw:layer="layout" svg:width="0.335cm" svg:height="0.388cm" svg:x="19.508cm" svg:y="0.936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238cm" svg:height="0.668cm" svg:x="20.132cm" svg:y="0.795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46cm" svg:height="0.303cm" svg:x="20.645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2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1.287cm" svg:y="1.2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1.56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38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2.144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2.385cm" svg:y="1.2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2.659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34cm" svg:y="1.1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24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3.388cm" svg:y="1.07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7cm" svg:height="0.668cm" svg:x="23.652cm" svg:y="0.795cm" svg:viewBox="0 0 28 669" svg:d="M28 25c0-14 0-25-13-25-15 0-15 11-15 25v621c0 11 0 23 15 23 13 0 13-12 13-23z">
            <text:p/>
          </draw:path>
          <draw:path draw:style-name="gr3" draw:text-style-name="P3" draw:layer="layout" svg:width="0.371cm" svg:height="0.48cm" svg:x="23.757cm" svg:y="0.833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text-style-name="P3" draw:layer="layout" svg:width="0.246cm" svg:height="0.303cm" svg:x="24.161cm" svg:y="1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24.678cm" svg:y="0.936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5.288cm" svg:y="0.825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38cm" svg:height="0.668cm" svg:x="25.748cm" svg:y="0.795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337cm" svg:height="0.303cm" svg:x="12.887cm" svg:y="1.02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3.254cm" svg:y="1.027cm" svg:viewBox="0 0 331 427" svg:d="M97 44v-44l-97 8v20c47 0 53 4 53 33v315c0 31-7 31-53 31v20c23-1 57-3 76-3 17 0 51 2 76 3v-20c-46 0-53 0-53-31v-114-6c4 12 32 48 81 48 82 0 151-67 151-152 0-86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13.645cm" svg:y="0.86cm" svg:viewBox="0 0 331 473" svg:d="M232 427v46l99-8v-21c-46 0-52-5-52-37v-407l-97 8v20c48 0 52 4 52 38v145c-19-25-48-42-84-42-80 0-150 67-150 152 0 86 66 152 142 152 44 0 73-23 90-46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14.021cm" svg:y="1.02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14.339cm" svg:y="0.913cm" svg:viewBox="0 0 211 420" svg:d="M104 144h95v-21h-95v-123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14.603cm" svg:y="1.0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15.137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5.414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2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866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6.273cm" svg:y="0.981cm" svg:viewBox="0 0 595 350" svg:d="M570 188c13 0 25 0 25-13 0-14-12-14-25-14h-498c38-28 55-55 61-64 30-46 36-88 36-89 0-8-8-8-13-8-12 0-14 2-15 13-16 67-56 122-132 154-7 2-9 4-9 8 0 5 4 5 9 9 71 29 116 82 132 156 1 8 3 10 15 10 5 0 13 0 13-8 0 0-6-44-34-87-13-21-32-44-63-67z">
            <text:p/>
          </draw:path>
          <draw:path draw:style-name="gr3" draw:text-style-name="P3" draw:layer="layout" svg:width="0.238cm" svg:height="0.668cm" svg:x="17.135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82cm" svg:height="0.461cm" svg:x="17.447cm" svg:y="0.879cm" svg:viewBox="0 0 283 462" svg:d="M283 232c0-53-4-107-27-156-30-65-85-76-114-76-41 0-89 17-117 80-21 45-25 99-25 152 0 51 2 110 30 161 29 55 78 69 111 69 36 0 87-16 117-78 21-46 25-99 25-152zM141 446c-25 0-65-17-78-81-8-40-8-101-8-141 0-44 0-87 6-123 13-80 62-86 80-86 22 0 66 12 79 78 8 38 8 89 8 131 0 50 0 95-8 139-11 63-49 83-79 83z">
            <text:p/>
          </draw:path>
          <draw:path draw:style-name="gr3" draw:text-style-name="P3" draw:layer="layout" svg:width="0.079cm" svg:height="0.2cm" svg:x="17.812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21cm" svg:height="0.445cm" svg:x="18.108cm" svg:y="0.879cm" svg:viewBox="0 0 222 446" svg:d="M139 17c0-15 0-17-16-17-41 44-102 44-123 44v21c13 0 53 0 87-19v347c0 25-2 33-62 33h-21v20c24-2 81-2 110-2 27 0 85 0 108 2v-20h-21c-60 0-62-8-62-33z">
            <text:p/>
          </draw:path>
          <draw:path draw:style-name="gr3" draw:text-style-name="P3" draw:layer="layout" svg:width="0.238cm" svg:height="0.668cm" svg:x="18.431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216cm" svg:height="0.32cm" svg:x="18.745cm" svg:y="0.677cm" svg:viewBox="0 0 217 321" svg:d="M103 156c38 0 64 24 64 76 0 57-34 74-63 74-19 0-58-4-79-32 22 0 28-18 28-27 0-15-11-25-26-25-14 0-27 8-27 27 0 44 49 72 106 72 65 0 111-44 111-89 0-38-31-74-82-86 49-17 66-53 66-81 0-37-41-65-95-65-51 0-91 25-91 63 0 17 10 24 25 24 13 0 23-9 23-22 0-16-10-25-23-25 15-21 47-27 66-27 21 0 50 12 50 52 0 20-6 41-19 57-15 17-29 19-52 19-11 1-13 1-15 1s-5 0-5 6c0 8 5 8 13 8z">
            <text:p/>
          </draw:path>
          <draw:path draw:style-name="gr3" draw:text-style-name="P3" draw:layer="layout" svg:width="0.231cm" svg:height="0.316cm" svg:x="19.003cm" svg:y="0.672cm" svg:viewBox="0 0 232 317" svg:d="M232 239v-17h-53v-209c0-9 0-13-10-13-6 0-8 0-13 6l-156 216v17h139v40c0 15 0 21-38 21h-14v17c25-2 54-2 71-2 19 0 47 0 72 2v-17h-13c-38 0-38-6-38-21v-40zM142 51v171h-125z">
            <text:p/>
          </draw:path>
          <draw:path draw:style-name="gr3" draw:text-style-name="P3" draw:layer="layout" svg:width="0.261cm" svg:height="0.668cm" svg:x="19.581cm" svg:y="0.822cm" svg:viewBox="0 0 262 669" svg:d="M258 25c4-8 4-12 4-12 0-7-6-13-13-13-6 0-10 2-12 6l-233 638c-4 9-4 11-4 11 0 8 6 14 13 14 10 0 12-4 15-16z">
            <text:p/>
          </draw:path>
          <draw:path draw:style-name="gr3" draw:text-style-name="P3" draw:layer="layout" svg:width="0.335cm" svg:height="0.388cm" svg:x="19.526cm" svg:y="0.962cm" svg:viewBox="0 0 336 389" svg:d="M312 207c11 0 24 0 24-13 0-14-13-14-24-14h-284c8-89 84-153 179-153h105c11 0 24 0 24-14 0-13-13-13-24-13h-105c-116 0-207 87-207 194 0 108 91 195 207 195h105c11 0 24 0 24-13s-13-13-24-13h-105c-95 0-171-65-179-156z">
            <text:p/>
          </draw:path>
          <draw:path draw:style-name="gr3" draw:text-style-name="P3" draw:layer="layout" svg:width="0.238cm" svg:height="0.668cm" svg:x="20.149cm" svg:y="0.822cm" svg:viewBox="0 0 239 669" svg:d="M142 89c0-26 18-70 92-74 2-2 5-4 5-7 0-8-5-8-13-8-66 0-129 34-129 84v152c0 26 0 47-27 70-24 19-49 21-64 21-4 2-6 4-6 7 0 8 4 8 11 8 44 4 76 27 84 59 2 7 2 9 2 34v133c0 27 0 49 32 74 27 21 70 27 97 27 8 0 13 0 13-6 0-8-3-8-11-8-42-3-76-24-84-59-2-5-2-7-2-32v-140c0-31-5-42-26-63-15-13-34-21-53-27 55-15 79-45 79-85z">
            <text:p/>
          </draw:path>
          <draw:path draw:style-name="gr3" draw:text-style-name="P3" draw:layer="layout" svg:width="0.246cm" svg:height="0.303cm" svg:x="20.662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0.937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79cm" svg:height="0.2cm" svg:x="21.304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1.578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1.855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2.161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2.402cm" svg:y="1.25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2.676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22.951cm" svg:y="1.217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257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3.403cm" svg:y="1.10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27cm" svg:height="0.668cm" svg:x="23.667cm" svg:y="0.822cm" svg:viewBox="0 0 28 669" svg:d="M28 25c0-14 0-25-13-25-15 0-15 11-15 25v621c0 11 0 23 15 23 13 0 13-12 13-23z">
            <text:p/>
          </draw:path>
          <draw:path draw:style-name="gr3" draw:text-style-name="P3" draw:layer="layout" svg:width="0.371cm" svg:height="0.48cm" svg:x="23.774cm" svg:y="0.86cm" svg:viewBox="0 0 372 481" svg:d="M370 25c2-6 2-8 2-12 0-5-3-13-13-13-8 0-11 8-15 15l-55 148h-204l-57-148c-3-9-5-15-15-15-5 0-13 8-13 13 0 2 0 2 4 12l167 440c4 8 8 16 15 16 10 0 13-8 15-16zM95 190h182l-91 237z">
            <text:p/>
          </draw:path>
          <draw:path draw:style-name="gr3" draw:text-style-name="P3" draw:layer="layout" svg:width="0.246cm" svg:height="0.303cm" svg:x="24.179cm" svg:y="1.027cm" svg:viewBox="0 0 247 304" svg:d="M228 46c-19 0-32 15-32 30 0 9 5 19 21 19 15 0 30-11 30-38 0-29-29-57-80-57-89 0-114 68-114 99 0 51 51 62 70 66 35 6 71 14 71 52 0 17-17 72-97 72-10 0-61 0-76-34 25 1 42-18 42-37 0-15-12-22-25-22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335cm" svg:height="0.388cm" svg:x="24.695cm" svg:y="0.96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25.303cm" svg:y="0.852cm" svg:viewBox="0 0 397 488" svg:d="M397 8c0-4 0-8-6-8-3 0-5 0-13 9l-32 38c-17-30-52-47-95-47-86 0-167 78-167 158 0 55 36 85 70 95l72 19c25 5 63 17 63 72 0 59-55 123-122 123-44 0-118-15-118-98 0-16 4-33 4-37 2-1 2-3 2-3 0-8-6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238cm" svg:height="0.668cm" svg:x="25.763cm" svg:y="0.822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</draw:g>
        <draw:line draw:style-name="gr5" draw:text-style-name="P5" draw:layer="layout" svg:x1="14.382cm" svg:y1="5.724cm" svg:x2="25.4cm" svg:y2="5.724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228cm" svg:y="5.058cm" svg:viewBox="0 0 9498 585" draw:points="4748,585 0,585 0,0 9498,0 9498,585">
            <text:p/>
          </draw:polygon>
          <draw:path draw:style-name="gr3" draw:text-style-name="P3" draw:layer="layout" svg:width="0.478cm" svg:height="0.472cm" svg:x="15.255cm" svg:y="5.056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59cm" svg:height="0.48cm" svg:x="15.762cm" svg:y="5.0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263cm" svg:y="5.0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871cm" svg:y="5.05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472cm" svg:y="5.4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734cm" svg:y="5.035cm" svg:viewBox="0 0 460 481" svg:d="M97 403c-27 45-53 55-84 57-7 0-13 0-13 13 0 4 4 8 9 8 18 0 38-2 57-2 23 0 46 2 67 2 4 0 13 0 13-14 0-7-5-7-11-7-15-2-31-8-31-25 0-8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253cm" svg:y="5.056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752cm" svg:y="5.06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243cm" svg:y="5.05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845cm" svg:y="5.4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101cm" svg:y="5.056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715cm" svg:y="5.056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50-46 61-61 61-23 0-27-15-27-42 0-19 4-53 6-76 2-9 4-21 4-30 0-52-46-73-63-80z">
            <text:p/>
          </draw:path>
          <draw:path draw:style-name="gr3" draw:text-style-name="P3" draw:layer="layout" svg:width="0.485cm" svg:height="0.455cm" svg:x="21.222cm" svg:y="5.05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762cm" svg:y="5.041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079cm" svg:height="0.2cm" svg:x="22.193cm" svg:y="5.4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569cm" svg:height="0.457cm" svg:x="22.457cm" svg:y="5.056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3.024cm" svg:y="5.28cm" svg:viewBox="0 0 353 334" svg:d="M70 279c-17 25-32 38-59 40-5 0-11 0-11 10 0 3 4 5 6 5 13 0 28-2 41-2 16 0 35 2 48 2 2 0 9 0 9-9 0-6-5-6-7-6-4-2-21-2-21-15 0-6 6-13 8-17l38-59h133l11 78c-2 6-4 13-32 13-6 0-12 0-12 10 0 2 2 5 8 5 13 0 45-2 61-2 7 0 19 2 26 2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432cm" svg:y="5.284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3.786cm" svg:y="5.293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34cm" svg:y="5.295cm" svg:viewBox="0 0 363 319" svg:d="M340 211c2-6 2-8 2-10s-2-5-8-5c0 0-3 0-5 2 0 0 0 1-6 13-30 68-55 91-131 91h-80c-15 0-15 0-15-4 0-2 0-4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line draw:style-name="gr5" draw:text-style-name="P5" draw:layer="layout" svg:x1="2.286cm" svg:y1="5.724cm" svg:x2="14.382cm" svg:y2="5.7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75cm" svg:y="4.81cm" svg:viewBox="0 0 11850 667" draw:points="5926,667 0,667 0,0 11850,0 11850,667">
            <text:p/>
          </draw:polygon>
          <draw:path draw:style-name="gr3" draw:text-style-name="P3" draw:layer="layout" svg:width="0.303cm" svg:height="0.307cm" svg:x="2.403cm" svg:y="5.009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728cm" svg:y="5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89cm" svg:y="4.8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57cm" svg:y="4.84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724cm" svg:y="5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4.022cm" svg:y="5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64cm" svg:y="4.8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632cm" svg:y="4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818cm" svg:y="5.009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12cm" svg:y="5.009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436cm" svg:y="4.897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706cm" svg:y="4.86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86cm" svg:y="5.00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222cm" svg:y="5.01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811cm" svg:y="5.013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72cm" svg:y="5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72cm" svg:y="5.013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721cm" svg:y="5.01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88cm" svg:y="5.00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86cm" svg:y="5.009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641cm" svg:y="4.897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75cm" svg:y="4.80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95cm" svg:y="4.85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903cm" svg:y="4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404cm" svg:y="4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1.012cm" svg:y="4.85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613cm" svg:y="5.2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73cm" svg:y="4.831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93cm" svg:y="4.854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93cm" svg:y="4.857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83cm" svg:y="4.85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4.003cm" svg:y="4.80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6" draw:layer="layout" svg:width="13.968cm" svg:height="0.942cm" svg:x="0.764cm" svg:y="6.13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4.382cm" svg:y1="8.144cm" svg:x2="2.321cm" svg:y2="8.2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243cm" svg:y="7.467cm" svg:viewBox="0 0 9559 667" draw:points="4780,667 0,667 0,0 9559,0 9559,667">
            <text:p/>
          </draw:polygon>
          <draw:path draw:style-name="gr3" draw:text-style-name="P3" draw:layer="layout" svg:width="0.303cm" svg:height="0.307cm" svg:x="3.272cm" svg:y="7.6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596cm" svg:y="7.6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957cm" svg:y="7.554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225cm" svg:y="7.5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592cm" svg:y="7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4.89cm" svg:y="7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232cm" svg:y="7.5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5cm" svg:y="7.5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686cm" svg:y="7.6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5.989cm" svg:y="7.6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304cm" svg:y="7.554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574cm" svg:y="7.5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754cm" svg:y="7.6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091cm" svg:y="7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68cm" svg:y="7.6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94cm" svg:y="7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238cm" svg:y="7.6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498cm" svg:y="7.6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8.886cm" svg:y="7.6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22cm" svg:y="7.6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591cm" svg:y="7.6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9.851cm" svg:y="7.6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416cm" svg:y="7.4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644cm" svg:y="7.4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082cm" svg:y="7.5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592cm" svg:y="7.5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129cm" svg:y="7.4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58cm" svg:y="7.4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57cm" svg:y1="14.234cm" svg:x2="3.094cm" svg:y2="14.234cm">
          <text:p/>
        </draw:line>
        <draw:line draw:style-name="gr10" draw:text-style-name="P1" draw:layer="layout" svg:x1="13.67cm" svg:y1="14.234cm" svg:x2="15.194cm" svg:y2="14.234cm">
          <text:p/>
        </draw:line>
        <draw:line draw:style-name="gr10" draw:text-style-name="P1" draw:layer="layout" svg:x1="24.47cm" svg:y1="14.334cm" svg:x2="25.994cm" svg:y2="14.334cm">
          <text:p/>
        </draw:line>
        <draw:g>
          <svg:title>TexMaths</svg:title>
          <svg:desc>19§latex§$\pmb{PMSI,P_{new}, \kappa}},\mathcal{K},SQN$§svg§600§TRUE§</svg:desc>
          <draw:polygon draw:style-name="gr4" draw:text-style-name="P4" draw:layer="layout" svg:width="7.187cm" svg:height="0.605cm" svg:x="0.488cm" svg:y="-8.577cm" svg:viewBox="0 0 7188 606" draw:points="3593,606 0,606 0,0 7188,0 7188,606">
            <text:p/>
          </draw:polygon>
          <draw:path draw:style-name="gr3" draw:text-style-name="P3" draw:layer="layout" svg:width="0.478cm" svg:height="0.457cm" svg:x="0.51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7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8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48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7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12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5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22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8.57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8cm" svg:y="-8.592cm" svg:viewBox="0 0 397 488" svg:d="M397 8c0-4 0-8-6-8-3 0-5 0-13 9l-32 38c-17-30-51-47-95-47-86 0-167 78-167 158 0 55 36 85 70 95l72 19c25 5 61 17 61 72 0 59-53 123-120 123-43 0-118-15-118-99 0-15 4-32 4-36 2-2 2-3 2-3 0-8-6-8-7-8-4 0-6 0-8 2s-40 156-40 157c0 4 4 8 8 8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5cm" svg:y="-8.57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597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63cm" svg:y="-8.57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287cm" svg:y="-8.22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25cm" svg:y="-8.22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7cm" svg:y="-8.22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38cm" svg:y="-8.19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13cm" svg:y="-8.415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478cm" svg:height="0.457cm" svg:x="0.545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68cm" svg:y="-8.55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95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3cm" svg:y="-8.55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61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2.876cm" svg:y="-8.55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3.302cm" svg:y="-8.208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64cm" svg:y="-8.208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3.885cm" svg:y="-8.208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079cm" svg:height="0.2cm" svg:x="4.353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4.628cm" svg:y="-8.396cm" svg:viewBox="0 0 331 304" svg:d="M2 272c-2 7-2 9-2 15 0 11 10 17 19 17 21 0 25-15 30-38 6-23 2-12 31-124 57 2 116 14 116 57 0 6 0 8-2 16-2 9-4 17-4 22 0 40 29 67 63 67 21 0 38-12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5.03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5.293cm" svg:y="-8.573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5.85cm" svg:y="-8.17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6.124cm" svg:y="-8.573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57cm" svg:y="-8.573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7 284-3-22-11-72-60-72-35 0-69 34-69 69 0 13 6 20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091cm" svg:y="-8.558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7" draw:layer="layout" svg:width="8.382cm" svg:height="4.056cm" svg:x="0.762cm" svg:y="9.4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verify $XSQN = u_{SQN}$}§svg§600§TRUE§</svg:desc>
          <draw:polygon draw:style-name="gr4" draw:text-style-name="P4" draw:layer="layout" svg:width="6.581cm" svg:height="0.681cm" svg:x="1.337cm" svg:y="10.295cm" svg:viewBox="0 0 6582 682" draw:points="3291,682 0,682 0,0 6582,0 6582,682">
            <text:p/>
          </draw:polygon>
          <draw:path draw:style-name="gr3" draw:text-style-name="P3" draw:layer="layout" svg:width="0.328cm" svg:height="0.296cm" svg:x="1.35cm" svg:y="10.4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689cm" svg:y="10.4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.985cm" svg:y="10.4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47cm" svg:y="10.3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33cm" svg:y="10.3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27cm" svg:y="10.4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07cm" svg:y="10.3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26cm" svg:y="10.3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271cm" svg:y="10.3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79cm" svg:y="10.3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593cm" svg:y="10.5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279cm" svg:y="10.4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676cm" svg:y="10.55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24cm" svg:y="10.5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444cm" svg:y="10.5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366cm" svg:y="10.469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706cm" svg:y="10.45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2cm" svg:y="10.462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64cm" svg:y="10.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49cm" svg:y="10.285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44cm" svg:y="10.469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22cm" svg:y="10.3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43cm" svg:y="10.285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288cm" svg:y="10.285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807cm" svg:y="10.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61cm" svg:y="10.5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296cm" svg:y="10.462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692cm" svg:y="10.528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41cm" svg:y="10.528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7.461cm" svg:y="10.538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text-style-name="P3" draw:layer="layout" svg:width="0.328cm" svg:height="0.296cm" svg:x="1.383cm" svg:y="10.49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3" draw:text-style-name="P3" draw:layer="layout" svg:width="0.259cm" svg:height="0.307cm" svg:x="1.721cm" svg:y="10.48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2.017cm" svg:y="10.488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2.281cm" svg:y="10.33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2.466cm" svg:y="10.312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text-style-name="P3" draw:layer="layout" svg:width="0.328cm" svg:height="0.427cm" svg:x="2.659cm" svg:y="10.496cm" svg:viewBox="0 0 329 428" svg:d="M266 65c17-44 51-44 63-44v-21c-15 2-36 2-52 2-11 0-43-2-57-2v21c21 0 31 11 31 28 0 8 0 8-4 18l-68 163-74-181c-2-5-4-7-4-11 0-17 24-17 38-17v-21c-17 0-63 2-74 2-17 0-44 0-65-2v21c32 0 46 0 55 23l101 245c-4 9-13 30-17 40-15 36-34 84-76 84-4 0-19 0-33-14 21-2 27-17 27-26 0-19-13-29-28-29-14 0-29 8-29 29 0 30 29 55 63 55 42 0 68-40 85-78z">
            <text:p/>
          </draw:path>
          <draw:path draw:style-name="gr3" draw:text-style-name="P3" draw:layer="layout" svg:width="0.552cm" svg:height="0.457cm" svg:x="3.239cm" svg:y="10.327cm" svg:viewBox="0 0 553 458" svg:d="M308 183l-57-134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8cm" svg:x="3.86cm" svg:y="10.31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4.303cm" svg:y="10.312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4.824cm" svg:y="10.3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157cm" svg:x="5.627cm" svg:y="10.5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5cm" svg:height="0.303cm" svg:x="6.312cm" svg:y="10.488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97cm" svg:height="0.339cm" svg:x="6.709cm" svg:y="10.555cm" svg:viewBox="0 0 298 340" svg:d="M298 6c0-2 0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7.058cm" svg:y="10.55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9 3-28 9-45 9-8 0-25 0-25-19 0-17 19-34 40-34 17 0 28 7 30 44z">
            <text:p/>
          </draw:path>
          <draw:path draw:style-name="gr3" draw:text-style-name="P3" draw:layer="layout" svg:width="0.417cm" svg:height="0.32cm" svg:x="7.478cm" svg:y="10.564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custom-shape draw:style-name="gr12" draw:text-style-name="P7" draw:layer="layout" svg:width="7.112cm" svg:height="0.811cm" svg:x="10.83cm" svg:y="8.4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928cm" svg:y="8.534cm" svg:viewBox="0 0 6764 593" draw:points="3382,593 0,593 0,0 6764,0 6764,593">
            <text:p/>
          </draw:polygon>
          <draw:path draw:style-name="gr3" draw:text-style-name="P3" draw:layer="layout" svg:width="0.328cm" svg:height="0.295cm" svg:x="10.941cm" svg:y="8.7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28cm" svg:y="8.6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576cm" svg:y="8.7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838cm" svg:y="8.5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2.024cm" svg:y="8.5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218cm" svg:y="8.7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813cm" svg:y="8.5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252cm" svg:y="8.5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761cm" svg:y="8.5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301cm" svg:y="8.5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935cm" svg:y="8.7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617cm" svg:y="8.5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231cm" svg:y="8.5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738cm" svg:y="8.5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278cm" svg:y="8.5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3" draw:text-style-name="P7" draw:layer="layout" svg:width="19.05cm" svg:height="0.8cm" svg:x="8.636cm" svg:y="2.756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2.639cm" svg:height="0.962cm" svg:x="0.917cm" svg:y="6.192cm">
          <draw:text-box>
            <text:p><text:span text:style-name="T1">BOX B</text:span></text:p>
          </draw:text-box>
        </draw:frame>
        <draw:frame draw:style-name="gr14" draw:text-style-name="P8" draw:layer="layout" svg:width="2.498cm" svg:height="0.962cm" svg:x="25.08cm" svg:y="2.672cm">
          <draw:text-box>
            <text:p><text:span text:style-name="T1">BOX A</text:span></text:p>
          </draw:text-box>
        </draw:frame>
        <draw:g>
          <svg:title>TexMaths</svg:title>
          <svg:desc>19§latex§\pmb{update $PMSI \leftarrow P_{new}$}§svg§600§TRUE§</svg:desc>
          <draw:polygon draw:style-name="gr4" draw:text-style-name="P4" draw:layer="layout" svg:width="6.742cm" svg:height="0.619cm" svg:x="1.941cm" svg:y="11.945cm" svg:viewBox="0 0 6743 620" draw:points="3372,620 0,620 0,0 6743,0 6743,620">
            <text:p/>
          </draw:polygon>
          <draw:path draw:style-name="gr3" draw:text-style-name="P3" draw:layer="layout" svg:width="0.337cm" svg:height="0.303cm" svg:x="1.962cm" svg:y="12.13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29cm" svg:y="12.13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2.722cm" svg:y="11.96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096cm" svg:y="12.135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13cm" svg:y="12.02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3.678cm" svg:y="12.13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04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26cm" svg:y="11.9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45cm" svg:y="11.962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885cm" svg:y="11.9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6.431cm" svg:y="12.0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7.27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692cm" svg:y="12.32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3cm" svg:y="12.32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274cm" svg:y="12.327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979cm" svg:y="12.11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46cm" svg:y="12.112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2.739cm" svg:y="11.943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13cm" svg:y="12.108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31cm" svg:y="11.996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3.695cm" svg:y="12.1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21cm" svg:y="11.9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43cm" svg:y="11.9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467cm" svg:y="11.935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902cm" svg:y="11.95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6.448cm" svg:y="12.066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7.288cm" svg:y="11.9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709cm" svg:y="12.3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48cm" svg:y="12.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291cm" svg:y="12.3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337cm" svg:height="0.303cm" svg:x="1.996cm" svg:y="12.13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63cm" svg:y="12.13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text-style-name="P3" draw:layer="layout" svg:width="0.33cm" svg:height="0.472cm" svg:x="2.754cm" svg:y="11.96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3cm" svg:y="12.135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3.448cm" svg:y="12.022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259cm" svg:height="0.307cm" svg:x="3.712cm" svg:y="12.13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38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4.759cm" svg:y="11.9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text-style-name="P3" draw:layer="layout" svg:width="0.396cm" svg:height="0.487cm" svg:x="5.484cm" svg:y="11.96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5.918cm" svg:y="11.9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94cm" svg:height="0.349cm" svg:x="6.463cm" svg:y="12.0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478cm" svg:height="0.457cm" svg:x="7.303cm" svg:y="11.9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text-style-name="P3" draw:layer="layout" svg:width="0.286cm" svg:height="0.212cm" svg:x="7.726cm" svg:y="12.32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065cm" svg:y="12.32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308cm" svg:y="12.327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update $q \leftarrow P_{new}$ }§svg§600§TRUE§</svg:desc>
          <draw:polygon draw:style-name="gr4" draw:text-style-name="P4" draw:layer="layout" svg:width="5.034cm" svg:height="0.618cm" svg:x="1.128cm" svg:y="-5.029cm" svg:viewBox="0 0 5035 619" draw:points="2518,619 0,619 0,0 5035,0 5035,619">
            <text:p/>
          </draw:polygon>
          <draw:path draw:style-name="gr3" draw:text-style-name="P3" draw:layer="layout" svg:width="0.337cm" svg:height="0.303cm" svg:x="1.149cm" svg:y="-4.83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516cm" svg:y="-4.83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09cm" svg:y="-5.004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283cm" svg:y="-4.839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601cm" svg:y="-4.951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2.865cm" svg:y="-4.83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76cm" svg:height="0.426cm" svg:x="3.391cm" svg:y="-4.835cm" svg:viewBox="0 0 277 427" svg:d="M277 8c0-4-1-8-7-8-8 0-34 27-46 47-15-36-40-47-62-47-78 0-162 99-162 196 0 66 40 108 89 108 29 0 55-17 78-40-6 23-26 114-28 120-6 19-12 21-50 22-9 0-15 0-15 14 0 0 0 7 10 7 21 0 43-3 66-3s48 3 69 3c3 0 13 0 13-15 0-6-8-6-17-6-33 0-33-5-33-11s0-9 2-15zM91 289c-40 0-43-52-43-63 0-32 18-104 30-133 21-49 57-78 84-78 43 0 53 53 53 59 0 4-36 150-38 154-12 19-48 61-86 61z">
            <text:p/>
          </draw:path>
          <draw:path draw:style-name="gr3" draw:text-style-name="P3" draw:layer="layout" svg:width="0.594cm" svg:height="0.348cm" svg:x="3.91cm" svg:y="-4.881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text-style-name="P3" draw:layer="layout" svg:width="0.478cm" svg:height="0.457cm" svg:x="4.749cm" svg:y="-4.99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171cm" svg:y="-4.647cm" svg:viewBox="0 0 287 213" svg:d="M36 179c-2 5-6 17-6 19 0 9 10 15 18 15 7 0 15-6 17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09cm" svg:y="-4.64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753cm" svg:y="-4.64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337cm" svg:height="0.303cm" svg:x="1.166cm" svg:y="-4.862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533cm" svg:y="-4.862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26cm" svg:y="-5.031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3cm" svg:y="-4.866cm" svg:viewBox="0 0 304 308" svg:d="M196 251c2 26 21 55 53 55 13 0 55-10 55-65v-38h-17v38c0 38-17 44-25 44-23 0-24-30-24-34v-135c0-29-1-53-25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618cm" svg:y="-4.978cm" svg:viewBox="0 0 211 420" svg:d="M105 144h95v-21h-95v-123h-18c-1 55-20 127-87 129v15h57v185c0 83 63 91 87 91 48 0 67-48 67-91v-38h-17v38c0 49-19 74-46 74-43 0-43-61-43-73z">
            <text:p/>
          </draw:path>
          <draw:path draw:style-name="gr3" draw:text-style-name="P3" draw:layer="layout" svg:width="0.259cm" svg:height="0.307cm" svg:x="2.882cm" svg:y="-4.86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76cm" svg:height="0.426cm" svg:x="3.408cm" svg:y="-4.862cm" svg:viewBox="0 0 277 427" svg:d="M277 8c0-4-2-8-7-8-8 0-34 27-46 47-15-36-40-47-62-47-78 0-162 99-162 196 0 66 40 108 89 108 29 0 55-17 78-40-6 23-26 114-28 120-6 19-12 21-50 22-9 0-15 0-15 14 0 0 0 7 10 7 20 0 43-3 66-3s48 3 69 3c3 0 13 0 13-15 0-6-8-6-17-6-33 0-33-5-33-11s0-9 2-15zM91 289c-40 0-43-52-43-63 0-32 18-104 30-133 21-49 57-78 84-78 43 0 53 53 53 59 0 4-36 150-38 154-12 19-48 61-86 61z">
            <text:p/>
          </draw:path>
          <draw:path draw:style-name="gr3" draw:text-style-name="P3" draw:layer="layout" svg:width="0.594cm" svg:height="0.348cm" svg:x="3.925cm" svg:y="-4.908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text-style-name="P3" draw:layer="layout" svg:width="0.478cm" svg:height="0.457cm" svg:x="4.767cm" svg:y="-5.02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188cm" svg:y="-4.674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27cm" svg:y="-4.674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77cm" svg:y="-4.674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337cm" svg:height="0.303cm" svg:x="1.183cm" svg:y="-4.83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55cm" svg:y="-4.83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1.941cm" svg:y="-5.004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317cm" svg:y="-4.839cm" svg:viewBox="0 0 304 308" svg:d="M196 251c2 26 21 55 53 55 13 0 55-10 55-65v-38h-17v38c0 38-17 44-25 44-23 0-24-30-24-34v-135c0-29 0-53-25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635cm" svg:y="-4.951cm" svg:viewBox="0 0 211 420" svg:d="M105 144h95v-21h-95v-123h-18c-2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2.899cm" svg:y="-4.83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6cm" svg:x="3.425cm" svg:y="-4.835cm" svg:viewBox="0 0 277 427" svg:d="M277 8c0-4-1-8-7-8-8 0-34 27-46 47-15-36-40-47-62-47-78 0-162 99-162 196 0 66 40 108 89 108 29 0 55-17 78-40-6 23-26 114-28 120-6 19-12 21-50 22-9 0-15 0-15 14 0 0 0 7 10 7 21 0 43-3 66-3s48 3 69 3c3 0 13 0 13-15 0-6-8-6-17-6-33 0-33-5-33-11s0-9 2-15zM91 289c-40 0-43-52-43-63 0-32 19-104 30-133 21-49 57-78 84-78 43 0 53 53 53 59 0 4-36 150-38 154-12 19-48 61-86 61z">
            <text:p/>
          </draw:path>
          <draw:path draw:style-name="gr3" draw:text-style-name="P3" draw:layer="layout" svg:width="0.594cm" svg:height="0.348cm" svg:x="3.942cm" svg:y="-4.881cm" svg:viewBox="0 0 595 349" svg:d="M570 188c13 0 25 0 25-13 0-14-12-14-25-14h-498c38-28 55-55 61-64 30-46 36-88 36-89 0-8-7-8-13-8-12 0-13 2-15 13-16 67-55 122-131 154-8 2-10 4-10 8 0 5 4 5 10 9 70 29 115 82 131 156 2 8 3 9 15 9 6 0 13 0 13-7 0 0-6-44-34-87-13-21-32-44-63-67z">
            <text:p/>
          </draw:path>
          <draw:path draw:style-name="gr3" draw:text-style-name="P3" draw:layer="layout" svg:width="0.478cm" svg:height="0.457cm" svg:x="4.782cm" svg:y="-4.997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5.205cm" svg:y="-4.647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544cm" svg:y="-4.64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787cm" svg:y="-4.64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g>
          <svg:title>TexMaths</svg:title>
          <svg:desc>19§latex§\pmb{it is allowed to update $q \leftarrow PMSI$}§svg§600§TRUE§</svg:desc>
          <draw:polygon draw:style-name="gr4" draw:text-style-name="P4" draw:layer="layout" svg:width="10.174cm" svg:height="0.619cm" svg:x="1.14cm" svg:y="-4.226cm" svg:viewBox="0 0 10175 620" draw:points="5088,620 0,620 0,0 10175,0 10175,620">
            <text:p/>
          </draw:polygon>
          <draw:path draw:style-name="gr3" draw:text-style-name="P3" draw:layer="layout" svg:width="0.143cm" svg:height="0.448cm" svg:x="1.163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1.338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143cm" svg:height="0.448cm" svg:x="1.828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9cm" svg:height="0.307cm" svg:x="2.012cm" svg:y="-4.03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03cm" svg:height="0.307cm" svg:x="2.504cm" svg:y="-4.03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149cm" svg:height="0.465cm" svg:x="2.831cm" svg:y="-4.202cm" svg:viewBox="0 0 150 466" svg:d="M97 0l-97 8v21c48 0 53 3 53 38v347c0 31-7 31-53 31v21c23 0 59-2 74-2 17 0 51 2 76 2v-21c-45 0-53 0-53-31z">
            <text:p/>
          </draw:path>
          <draw:path draw:style-name="gr3" draw:text-style-name="P3" draw:layer="layout" svg:width="0.149cm" svg:height="0.465cm" svg:x="3.015cm" svg:y="-4.202cm" svg:viewBox="0 0 150 466" svg:d="M97 0l-97 8v21c48 0 53 3 53 38v347c0 31-7 31-53 31v21c23 0 59-2 74-2 17 0 51 2 76 2v-21c-45 0-53 0-53-31z">
            <text:p/>
          </draw:path>
          <draw:path draw:style-name="gr3" draw:text-style-name="P3" draw:layer="layout" svg:width="0.297cm" svg:height="0.307cm" svg:x="3.198cm" svg:y="-4.03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459cm" svg:height="0.295cm" svg:x="3.504cm" svg:y="-4.025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73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73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4.855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97cm" svg:height="0.307cm" svg:x="5.119cm" svg:y="-4.036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337cm" svg:height="0.303cm" svg:x="5.677cm" svg:y="-4.0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6.044cm" svg:y="-4.03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6.437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6.812cm" svg:y="-4.03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7.129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7.393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7cm" svg:x="7.92cm" svg:y="-4.03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36cm" svg:y="-4.0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9.278cm" svg:y="-4.19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799cm" svg:y="-4.19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0.523cm" svg:y="-4.20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0.958cm" svg:y="-4.194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43cm" svg:height="0.448cm" svg:x="1.178cm" svg:y="-4.21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1.355cm" svg:y="-4.17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1.845cm" svg:y="-4.21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9cm" svg:height="0.307cm" svg:x="2.029cm" svg:y="-4.063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03cm" svg:height="0.307cm" svg:x="2.521cm" svg:y="-4.06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149cm" svg:height="0.465cm" svg:x="2.848cm" svg:y="-4.228cm" svg:viewBox="0 0 150 466" svg:d="M97 0l-97 8v21c48 0 53 3 53 38v347c0 31-7 31-53 31v21c23 0 59-2 74-2 17 0 51 2 76 2v-21c-45 0-53 0-53-31z">
            <text:p/>
          </draw:path>
          <draw:path draw:style-name="gr3" draw:text-style-name="P3" draw:layer="layout" svg:width="0.149cm" svg:height="0.465cm" svg:x="3.032cm" svg:y="-4.228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3.213cm" svg:y="-4.063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459cm" svg:height="0.295cm" svg:x="3.521cm" svg:y="-4.052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3.99cm" svg:y="-4.06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29cm" svg:y="-4.22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4.872cm" svg:y="-4.175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97cm" svg:height="0.307cm" svg:x="5.136cm" svg:y="-4.063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text-style-name="P3" draw:layer="layout" svg:width="0.337cm" svg:height="0.303cm" svg:x="5.695cm" svg:y="-4.05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6.061cm" svg:y="-4.059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6.453cm" svg:y="-4.228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6.829cm" svg:y="-4.063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7.146cm" svg:y="-4.175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7.41cm" svg:y="-4.06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7cm" svg:x="7.937cm" svg:y="-4.059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53cm" svg:y="-4.10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9.293cm" svg:y="-4.221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816cm" svg:y="-4.22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0.54cm" svg:y="-4.23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0.975cm" svg:y="-4.221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43cm" svg:height="0.448cm" svg:x="1.195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cm" svg:height="0.419cm" svg:x="1.372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143cm" svg:height="0.448cm" svg:x="1.862cm" svg:y="-4.185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9cm" svg:height="0.307cm" svg:x="2.046cm" svg:y="-4.03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03cm" svg:height="0.307cm" svg:x="2.537cm" svg:y="-4.03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149cm" svg:height="0.465cm" svg:x="2.863cm" svg:y="-4.202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149cm" svg:height="0.465cm" svg:x="3.05cm" svg:y="-4.202cm" svg:viewBox="0 0 150 466" svg:d="M97 0l-97 8v21c48 0 53 3 53 38v347c0 31-7 31-53 31v21c23 0 59-2 76-2 15 0 49 2 74 2v-21c-45 0-53 0-53-31z">
            <text:p/>
          </draw:path>
          <draw:path draw:style-name="gr3" draw:text-style-name="P3" draw:layer="layout" svg:width="0.297cm" svg:height="0.307cm" svg:x="3.23cm" svg:y="-4.03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459cm" svg:height="0.295cm" svg:x="3.538cm" svg:y="-4.025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text-style-name="P3" draw:layer="layout" svg:width="0.259cm" svg:height="0.307cm" svg:x="4.007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72cm" svg:x="4.306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21cm" svg:height="0.419cm" svg:x="4.889cm" svg:y="-4.149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297cm" svg:height="0.307cm" svg:x="5.153cm" svg:y="-4.03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303cm" svg:x="5.712cm" svg:y="-4.0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6.078cm" svg:y="-4.033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6.47cm" svg:y="-4.20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text-style-name="P3" draw:layer="layout" svg:width="0.301cm" svg:height="0.307cm" svg:x="6.846cm" svg:y="-4.03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7.163cm" svg:y="-4.149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259cm" svg:height="0.307cm" svg:x="7.427cm" svg:y="-4.03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76cm" svg:height="0.427cm" svg:x="7.954cm" svg:y="-4.033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594cm" svg:height="0.349cm" svg:x="8.471cm" svg:y="-4.07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78cm" svg:height="0.457cm" svg:x="9.31cm" svg:y="-4.19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831cm" svg:y="-4.19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0.557cm" svg:y="-4.20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0.992cm" svg:y="-4.19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</draw:g>
        <draw:line draw:style-name="gr7" draw:text-style-name="P1" draw:layer="layout" svg:x1="14.382cm" svg:y1="10.144cm" svg:x2="25.314cm" svg:y2="10.144cm">
          <text:p/>
        </draw:line>
        <draw:g>
          <svg:title>TexMaths</svg:title>
          <svg:desc>19§latex§\textbf{LU} ($\pmb{q}$)§svg§600§TRUE§</svg:desc>
          <draw:polygon draw:style-name="gr4" draw:text-style-name="P4" draw:layer="layout" svg:width="2.112cm" svg:height="0.666cm" svg:x="18.488cm" svg:y="9.324cm" svg:viewBox="0 0 2113 667" draw:points="1057,667 0,667 0,0 2113,0 2113,667">
            <text:p/>
          </draw:polygon>
          <draw:path draw:style-name="gr3" draw:text-style-name="P3" draw:layer="layout" svg:width="0.404cm" svg:height="0.459cm" svg:x="18.515cm" svg:y="9.366cm" svg:viewBox="0 0 405 460" svg:d="M405 276h-31c-5 47-17 154-136 154h-71v-398h91v-32c-30 2-102 2-134 2-31 0-99 0-124-2v32h72v398h-72v30h384z">
            <text:p/>
          </draw:path>
          <draw:path draw:style-name="gr3" draw:text-style-name="P3" draw:layer="layout" svg:width="0.539cm" svg:height="0.467cm" svg:x="18.974cm" svg:y="9.366cm" svg:viewBox="0 0 540 468" svg:d="M467 51c0-15 2-15 19-17 18-2 19-2 37-2h17v-32c-25 2-63 2-90 2-28 0-62 0-91-2v32h17c14 0 25 0 36 2 19 2 19 2 19 17v253c0 99-72 131-144 131-118 0-120-87-120-125v-278h72v-32c-24 2-91 2-119 2-29 0-95 0-120-2v32h72v274c0 89 72 162 211 162 127 0 184-78 184-162z">
            <text:p/>
          </draw:path>
          <draw:path draw:style-name="gr3" draw:text-style-name="P3" draw:layer="layout" svg:width="0.157cm" svg:height="0.668cm" svg:x="19.826cm" svg:y="9.32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276cm" svg:height="0.427cm" svg:x="20.016cm" svg:y="9.527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0.031cm" svg:y="9.5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276cm" svg:height="0.427cm" svg:x="20.044cm" svg:y="9.527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3" draw:text-style-name="P3" draw:layer="layout" svg:width="0.157cm" svg:height="0.668cm" svg:x="20.379cm" svg:y="9.32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15" draw:text-style-name="P6" draw:layer="layout" svg:width="18.434cm" svg:height="2.872cm" svg:x="9.652cm" svg:y="10.5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 if $s_{p''} !=null  \land q \in \left\lbrace s_{p'},s_{p''} \right\rbrace $ then}§svg§600§TRUE§</svg:desc>
          <draw:polygon draw:style-name="gr4" draw:text-style-name="P4" draw:layer="layout" svg:width="9.978cm" svg:height="0.717cm" svg:x="10.03cm" svg:y="11.695cm" svg:viewBox="0 0 9979 718" draw:points="4990,718 0,718 0,0 9979,0 9979,718">
            <text:p/>
          </draw:polygon>
          <draw:path draw:style-name="gr3" draw:text-style-name="P3" draw:layer="layout" svg:width="0.143cm" svg:height="0.447cm" svg:x="10.053cm" svg:y="11.775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8cm" svg:height="0.472cm" svg:x="10.237cm" svg:y="11.75cm" svg:viewBox="0 0 219 473" svg:d="M95 184v-78c0-59 32-91 63-91 2 0 11 0 23 4-10 4-21 11-21 28 0 16 11 29 28 29 21 0 31-13 31-29 0-24-25-47-61-47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0.676cm" svg:y="11.925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0.952cm" svg:y="12.11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1.257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1.404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1cm" svg:height="0.48cm" svg:x="11.647cm" svg:y="11.742cm" svg:viewBox="0 0 72 481" svg:d="M46 340l26-306c0-23-17-34-36-34-17 0-36 11-36 34l27 306c0 10 2 15 9 15 8 0 10-4 10-15zM72 445c0-19-15-37-36-37-19 0-36 18-36 37s17 36 36 36c21 0 36-17 36-36z">
            <text:p/>
          </draw:path>
          <draw:path draw:style-name="gr3" draw:text-style-name="P3" draw:layer="layout" svg:width="0.446cm" svg:height="0.157cm" svg:x="11.997cm" svg:y="11.97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2.682cm" svg:y="11.925cm" svg:viewBox="0 0 363 304" svg:d="M40 256c-2 12-6 27-6 31 0 11 10 17 19 17 8 0 19-6 25-19 0 0 8-32 11-49l16-61c3-14 7-29 11-44 4-11 8-32 9-34 10-21 46-82 109-82 30 0 36 25 36 48 0 40-32 127-44 155-6 16-6 23-6 31 0 32 23 55 54 55 62 0 89-97 89-103 0-7-8-7-10-7-5 0-5 2-9 13-13 46-36 82-68 82-12 0-16-6-16-21 0-17 6-34 12-48 13-36 42-110 42-148 0-45-31-72-78-72-61 0-93 44-105 59-4-38-30-59-61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081cm" svg:y="11.92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471cm" svg:y="11.758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143cm" svg:height="0.472cm" svg:x="13.684cm" svg:y="11.758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371cm" svg:height="0.415cm" svg:x="14.05cm" svg:y="11.82cm" svg:viewBox="0 0 372 416" svg:d="M201 13c-3-11-9-13-15-13-7 0-9 4-15 13l-167 376c-4 8-4 10-4 14 0 7 6 13 13 13 6 0 10-2 16-15l157-355 158 355c6 15 13 15 15 15 8 0 13-6 13-13 0-2 0-4-3-12z">
            <text:p/>
          </draw:path>
          <draw:path draw:style-name="gr3" draw:text-style-name="P3" draw:layer="layout" svg:width="0.276cm" svg:height="0.426cm" svg:x="14.632cm" svg:y="11.925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15.168cm" svg:y="11.86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15.789cm" svg:y="11.7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16.11cm" svg:y="11.92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388cm" svg:y="12.11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6.693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16.935cm" svg:y="12.14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17.208cm" svg:y="11.92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484cm" svg:y="12.11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79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936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18.17cm" svg:y="11.7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cm" svg:height="0.419cm" svg:x="18.694cm" svg:y="11.811cm" svg:viewBox="0 0 211 420" svg:d="M105 144h95v-21h-95v-123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4cm" svg:x="18.96cm" svg:y="11.758cm" svg:viewBox="0 0 338 465" svg:d="M53 414c0 31-7 31-53 31v20c23 0 57-1 76-1 17 0 53 1 76 1v-20c-46 0-53 0-53-31v-123c0-71 47-107 91-107 42 0 49 36 49 74v156c0 31-7 31-53 31v20c25 0 59-1 76-1s53 1 76 1v-20c-36 0-51 0-53-21v-128c0-57 0-78-21-102-9-12-30-25-70-25-57 0-86 40-97 67v-236l-97 8v20c48 0 53 4 53 38z">
            <text:p/>
          </draw:path>
          <draw:path draw:style-name="gr3" draw:text-style-name="P3" draw:layer="layout" svg:width="0.259cm" svg:height="0.307cm" svg:x="19.327cm" svg:y="11.92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19.625cm" svg:y="11.925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143cm" svg:height="0.447cm" svg:x="10.068cm" svg:y="11.746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8cm" svg:height="0.472cm" svg:x="10.254cm" svg:y="11.723cm" svg:viewBox="0 0 219 473" svg:d="M95 184v-78c0-59 32-91 63-91 2 0 11 0 23 4-10 4-21 11-21 28 0 16 11 29 28 29 21 0 31-13 31-29 0-24-25-47-61-47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0.691cm" svg:y="11.898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0.969cm" svg:y="12.08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1.275cm" svg:y="11.97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1.421cm" svg:y="11.97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1cm" svg:height="0.48cm" svg:x="11.664cm" svg:y="11.716cm" svg:viewBox="0 0 72 481" svg:d="M46 340l26-306c0-23-17-34-36-34-17 0-36 11-36 34l27 306c0 10 2 15 9 15 8 0 10-4 10-15zM72 445c0-19-15-37-36-37-19 0-36 18-36 37s17 36 36 36c21 0 36-17 36-36z">
            <text:p/>
          </draw:path>
          <draw:path draw:style-name="gr3" draw:text-style-name="P3" draw:layer="layout" svg:width="0.446cm" svg:height="0.157cm" svg:x="12.014cm" svg:y="11.94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2.698cm" svg:y="11.898cm" svg:viewBox="0 0 363 304" svg:d="M40 256c-2 12-6 27-6 31 0 11 10 17 19 17 8 0 19-6 25-19 0 0 8-32 11-49l16-61c3-14 7-29 11-44 4-11 8-32 9-34 10-21 46-82 109-82 30 0 36 25 36 48 0 40-32 127-44 155-6 16-6 23-6 31 0 32 23 55 54 55 62 0 89-97 89-103 0-7-8-7-10-7-5 0-5 2-9 13-13 46-36 82-68 82-12 0-16-6-16-21 0-17 6-34 12-48 13-36 42-110 42-148 0-45-31-72-78-72-61 0-93 44-105 59-4-38-30-59-61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099cm" svg:y="11.898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488cm" svg:y="11.731cm" svg:viewBox="0 0 144 473" svg:d="M144 8c0 0 0-8-7-8-17 0-67 6-84 8-5 0-13 0-13 13 0 7 8 7 17 7 32 0 34 6 34 12l-2 13-85 335c-2 7-4 13-4 22 0 38 30 63 61 63 23 0 40-13 51-38 13-25 21-65 21-66 0-6-6-6-8-6-7 0-7 2-9 11-11 44-25 84-53 84-19 0-19-21-19-31 0-17 0-19 4-32z">
            <text:p/>
          </draw:path>
          <draw:path draw:style-name="gr3" draw:text-style-name="P3" draw:layer="layout" svg:width="0.143cm" svg:height="0.472cm" svg:x="13.701cm" svg:y="11.731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371cm" svg:height="0.415cm" svg:x="14.068cm" svg:y="11.794cm" svg:viewBox="0 0 372 416" svg:d="M201 13c-3-11-9-13-15-13-7 0-9 4-15 13l-167 376c-4 8-4 10-4 14 0 7 6 13 13 13 6 0 10-2 16-15l157-355 158 355c6 15 13 15 15 15 8 0 13-6 13-13 0-2 0-4-3-12z">
            <text:p/>
          </draw:path>
          <draw:path draw:style-name="gr3" draw:text-style-name="P3" draw:layer="layout" svg:width="0.276cm" svg:height="0.426cm" svg:x="14.649cm" svg:y="11.898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15.185cm" svg:y="11.834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15.806cm" svg:y="11.693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16.127cm" svg:y="11.89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403cm" svg:y="12.08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6.709cm" svg:y="11.97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16.95cm" svg:y="12.122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17.224cm" svg:y="11.898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501cm" svg:y="12.08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807cm" svg:y="11.97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953cm" svg:y="11.97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18.185cm" svg:y="11.693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cm" svg:height="0.419cm" svg:x="18.709cm" svg:y="11.782cm" svg:viewBox="0 0 211 420" svg:d="M105 144h95v-21h-95v-123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4cm" svg:x="18.977cm" svg:y="11.731cm" svg:viewBox="0 0 338 465" svg:d="M53 414c0 31-7 31-53 31v20c23 0 57-1 76-1 17 0 53 1 76 1v-20c-46 0-53 0-53-31v-123c0-71 47-107 91-107 42 0 49 36 49 74v156c0 31-7 31-53 31v20c25 0 59-1 76-1s53 1 76 1v-20c-36 0-51 0-53-21v-128c0-57 0-78-21-102-9-12-30-25-70-25-57 0-86 40-97 67v-236l-97 8v20c48 0 53 4 53 38z">
            <text:p/>
          </draw:path>
          <draw:path draw:style-name="gr3" draw:text-style-name="P3" draw:layer="layout" svg:width="0.259cm" svg:height="0.307cm" svg:x="19.344cm" svg:y="11.894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19.642cm" svg:y="11.898cm" svg:viewBox="0 0 338 296" svg:d="M53 66v179c0 30-7 30-53 30v21c23 0 57-2 76-2 17 0 51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text-style-name="P3" draw:layer="layout" svg:width="0.143cm" svg:height="0.447cm" svg:x="10.085cm" svg:y="11.775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text-style-name="P3" draw:layer="layout" svg:width="0.218cm" svg:height="0.472cm" svg:x="10.269cm" svg:y="11.75cm" svg:viewBox="0 0 219 473" svg:d="M95 184v-78c0-59 32-91 63-91 2 0 11 0 23 4-10 4-21 11-21 28 0 16 11 29 28 29 21 0 31-13 31-29 0-24-25-47-61-47-48 0-105 36-105 106v78h-53v21h53v217c0 30-7 30-53 30v21c27-2 59-2 78-2 27 0 59 0 85 2v-21h-15c-49 0-51-7-51-32v-215h78v-21z">
            <text:p/>
          </draw:path>
          <draw:path draw:style-name="gr3" draw:text-style-name="P3" draw:layer="layout" svg:width="0.246cm" svg:height="0.303cm" svg:x="10.708cm" svg:y="11.925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0.986cm" svg:y="12.11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1.292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1.438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1cm" svg:height="0.48cm" svg:x="11.679cm" svg:y="11.742cm" svg:viewBox="0 0 72 481" svg:d="M46 340l26-306c0-23-17-34-36-34-17 0-36 11-36 34l27 306c0 10 2 15 9 15 8 0 10-4 10-15zM72 445c0-19-15-37-36-37-19 0-36 18-36 37s17 36 36 36c21 0 36-17 36-36z">
            <text:p/>
          </draw:path>
          <draw:path draw:style-name="gr3" draw:text-style-name="P3" draw:layer="layout" svg:width="0.446cm" svg:height="0.157cm" svg:x="12.031cm" svg:y="11.97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2.715cm" svg:y="11.925cm" svg:viewBox="0 0 365 304" svg:d="M40 256c-2 12-6 27-6 31 0 11 10 17 19 17 8 0 21-6 25-19 0 0 9-32 13-49l15-61c4-14 8-29 10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114cm" svg:y="11.92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3.505cm" svg:y="11.758cm" svg:viewBox="0 0 144 473" svg:d="M144 8c0 0 0-8-7-8-17 0-67 6-84 8-5 0-13 0-13 13 0 7 8 7 17 7 32 0 34 6 34 12l-2 13-85 335c-2 7-4 13-4 22 0 38 30 63 61 63 23 0 40-13 51-38 13-25 21-65 21-66 0-6-6-6-8-6-7 0-7 2-9 11-11 44-25 84-53 84-19 0-19-21-19-31 0-17 0-19 4-32z">
            <text:p/>
          </draw:path>
          <draw:path draw:style-name="gr3" draw:text-style-name="P3" draw:layer="layout" svg:width="0.143cm" svg:height="0.472cm" svg:x="13.716cm" svg:y="11.758cm" svg:viewBox="0 0 144 473" svg:d="M144 8c0 0 0-8-7-8-17 0-67 6-84 8-5 0-13 0-13 13 0 7 8 7 17 7 32 0 34 6 34 12l-2 13-85 335c-2 7-4 13-4 22 0 38 30 63 61 63 23 0 40-13 51-38 13-25 21-65 21-66 0-6-6-6-8-6-7 0-7 2-9 11-13 44-25 84-53 84-19 0-19-21-19-31 0-17 0-19 4-32z">
            <text:p/>
          </draw:path>
          <draw:path draw:style-name="gr3" draw:text-style-name="P3" draw:layer="layout" svg:width="0.371cm" svg:height="0.415cm" svg:x="14.085cm" svg:y="11.82cm" svg:viewBox="0 0 372 416" svg:d="M201 13c-3-11-9-13-15-13-7 0-9 4-15 13l-167 376c-4 8-4 10-4 14 0 7 6 13 13 13 6 0 10-2 16-15l157-355 158 355c6 15 13 15 15 15 8 0 13-6 13-13 0-2 0-4-3-12z">
            <text:p/>
          </draw:path>
          <draw:path draw:style-name="gr3" draw:text-style-name="P3" draw:layer="layout" svg:width="0.276cm" svg:height="0.426cm" svg:x="14.666cm" svg:y="11.925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15.202cm" svg:y="11.86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15.823cm" svg:y="11.7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16.144cm" svg:y="11.92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42cm" svg:y="12.11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6.726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16.967cm" svg:y="12.14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17.241cm" svg:y="11.925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7.518cm" svg:y="12.115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824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7.97cm" svg:y="12.00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18.202cm" svg:y="11.7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1cm" svg:height="0.419cm" svg:x="18.726cm" svg:y="11.811cm" svg:viewBox="0 0 211 420" svg:d="M105 144h95v-21h-95v-123h-18c-1 55-20 127-87 129v15h57v185c0 83 63 91 87 91 48 0 67-48 67-91v-38h-17v38c0 49-21 74-46 74-43 0-43-61-43-72z">
            <text:p/>
          </draw:path>
          <draw:path draw:style-name="gr3" draw:text-style-name="P3" draw:layer="layout" svg:width="0.337cm" svg:height="0.464cm" svg:x="18.994cm" svg:y="11.758cm" svg:viewBox="0 0 338 465" svg:d="M53 414c0 31-7 31-53 31v20c23 0 57-1 76-1 17 0 53 1 76 1v-20c-46 0-53 0-53-31v-123c0-71 47-107 91-107 42 0 49 36 49 74v156c0 31-7 31-53 31v20c25 0 59-1 76-1s53 1 76 1v-20c-36 0-51 0-53-21v-128c0-57 0-78-21-102-9-12-30-25-70-25-57 0-86 40-97 67v-236l-97 8v20c48 0 53 4 53 38z">
            <text:p/>
          </draw:path>
          <draw:path draw:style-name="gr3" draw:text-style-name="P3" draw:layer="layout" svg:width="0.259cm" svg:height="0.307cm" svg:x="19.361cm" svg:y="11.921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19.659cm" svg:y="11.925cm" svg:viewBox="0 0 338 296" svg:d="M53 66v179c0 30-7 30-53 30v21c23 0 57-2 76-2 17 0 51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</draw:g>
        <draw:g>
          <svg:title>TexMaths</svg:title>
          <svg:desc>19§latex§\pmb{update $P_{new} \leftarrow u_{p''}$}§svg§600§TRUE§</svg:desc>
          <draw:polygon draw:style-name="gr4" draw:text-style-name="P4" draw:layer="layout" svg:width="5.699cm" svg:height="0.681cm" svg:x="1.943cm" svg:y="12.539cm" svg:viewBox="0 0 5700 682" draw:points="2850,682 0,682 0,0 5700,0 5700,682">
            <text:p/>
          </draw:polygon>
          <draw:path draw:style-name="gr3" draw:text-style-name="P3" draw:layer="layout" svg:width="0.337cm" svg:height="0.303cm" svg:x="1.964cm" svg:y="12.7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31cm" svg:y="12.73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724cm" svg:y="12.564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098cm" svg:y="12.72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16cm" svg:y="12.617cm" svg:viewBox="0 0 211 420" svg:d="M105 144h95v-20h-95v-124h-18c-2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68cm" svg:y="12.7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06cm" svg:y="12.571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3cm" svg:y="12.921cm" svg:viewBox="0 0 287 213" svg:d="M36 179c-2 5-6 17-6 19 0 9 10 15 18 15 7 0 15-6 17-12 2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68cm" svg:y="12.921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11cm" svg:y="12.92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46cm" svg:y="12.68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6.678cm" svg:y="12.733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7.039cm" svg:y="12.92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45cm" svg:y="12.80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491cm" svg:y="12.80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981cm" svg:y="12.70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48cm" svg:y="12.70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33cm" svg:height="0.472cm" svg:x="2.741cm" svg:y="12.537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303cm" svg:height="0.307cm" svg:x="3.115cm" svg:y="12.702cm" svg:viewBox="0 0 304 308" svg:d="M196 251c2 26 21 55 53 55 13 0 55-10 55-65v-38h-17v38c0 38-17 44-25 44-23 0-24-30-24-34v-135c0-29 0-53-25-80-27-25-59-36-91-36-56 0-103 32-103 76 0 21 13 32 32 32 17 0 31-13 31-32 0-8-4-30-34-30 17-23 51-31 72-31 32 0 70 27 70 86v24c-34 2-80 4-123 25-50 23-67 57-67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3.433cm" svg:y="12.59cm" svg:viewBox="0 0 211 420" svg:d="M105 144h95v-20h-95v-124h-18c-2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697cm" svg:y="12.70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23cm" svg:y="12.545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45cm" svg:y="12.894cm" svg:viewBox="0 0 287 213" svg:d="M36 179c-2 5-6 17-6 19 0 9 10 15 18 15 7 0 15-6 17-12 1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85cm" svg:y="12.894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26cm" svg:y="12.89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63cm" svg:y="12.66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45cm" svg:height="0.303cm" svg:x="6.695cm" svg:y="12.706cm" svg:viewBox="0 0 346 304" svg:d="M215 260c7 27 32 44 61 44 22 0 37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7.056cm" svg:y="12.89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9 11-36 25-10 17-17 43-17 47 0 6 5 6 7 6 8 0 8-2 12-13 5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62cm" svg:y="12.7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508cm" svg:y="12.7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37cm" svg:height="0.303cm" svg:x="1.998cm" svg:y="12.73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2.365cm" svg:y="12.73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756cm" svg:y="12.564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303cm" svg:height="0.307cm" svg:x="3.132cm" svg:y="12.72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3.45cm" svg:y="12.617cm" svg:viewBox="0 0 211 420" svg:d="M105 144h95v-20h-95v-124h-18c-1 55-20 127-87 129v15h57v185c0 83 63 91 87 91 48 0 67-48 67-91v-38h-17v38c0 49-19 74-46 74-44 0-43-61-43-72z">
            <text:p/>
          </draw:path>
          <draw:path draw:style-name="gr3" draw:text-style-name="P3" draw:layer="layout" svg:width="0.259cm" svg:height="0.307cm" svg:x="3.714cm" svg:y="12.7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478cm" svg:height="0.457cm" svg:x="4.24cm" svg:y="12.571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662cm" svg:y="12.921cm" svg:viewBox="0 0 287 213" svg:d="M36 179c-2 5-6 17-6 19 0 9 10 15 18 15 7 0 15-6 17-12 2-3 5-19 9-28 2-10 8-31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5cm" svg:y="12.921cm" svg:viewBox="0 0 201 213" svg:d="M74 101c13 0 51-2 76-10 34-13 42-36 42-49 0-27-27-42-59-42-57 0-133 44-133 124 0 47 30 89 86 89 79 0 115-48 115-53 0-4-3-8-7-8-2 0-4 0-8 4-36 43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243cm" svg:y="12.921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7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594cm" svg:height="0.349cm" svg:x="5.88cm" svg:y="12.687cm" svg:viewBox="0 0 595 350" svg:d="M570 188c13 0 25 0 25-13 0-14-12-13-25-13h-498c38-29 55-56 61-65 30-46 36-87 36-89 0-8-8-8-13-8-12 0-14 2-15 13-16 67-55 122-131 154-8 2-10 4-10 8 0 5 4 5 10 9 70 29 115 82 131 156 1 8 3 10 15 10 5 0 13 0 13-8 0 0-6-44-34-87-13-21-32-44-63-67z">
            <text:p/>
          </draw:path>
          <draw:path draw:style-name="gr3" draw:text-style-name="P3" draw:layer="layout" svg:width="0.345cm" svg:height="0.303cm" svg:x="6.712cm" svg:y="12.733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261cm" svg:height="0.297cm" svg:x="7.073cm" svg:y="12.92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7.379cm" svg:y="12.80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525cm" svg:y="12.807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855cm" svg:y="-6.305cm" svg:viewBox="0 0 3766 585" draw:points="1883,585 0,585 0,0 3766,0 3766,585">
            <text:p/>
          </draw:polygon>
          <draw:path draw:style-name="gr3" draw:text-style-name="P3" draw:layer="layout" svg:width="0.204cm" svg:height="0.457cm" svg:x="5.87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119cm" svg:y="-6.307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742cm" svg:y="-6.32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7.094cm" svg:y="-6.307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559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744cm" svg:y="-6.14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114cm" svg:y="-6.14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464cm" svg:y="-6.14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834cm" svg:y="-6.29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9.017cm" svg:y="-6.14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271cm" svg:y="-6.138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\pmb{$RAND \leftarrow  E_{\kappa}\left( u = \left(p'', SQN,salt\right)\right)$}§svg§600§FALSE§</svg:desc>
          <draw:polygon draw:style-name="gr2" draw:text-style-name="P2" draw:layer="layout" svg:width="10.451cm" svg:height="0.694cm" svg:x="10.728cm" svg:y="1.615cm" svg:viewBox="0 0 10452 695" draw:points="5225,695 0,695 0,0 10452,0 10452,695">
            <text:p/>
          </draw:polygon>
          <draw:path draw:style-name="gr3" draw:text-style-name="P3" draw:layer="layout" svg:width="0.478cm" svg:height="0.472cm" svg:x="10.755cm" svg:y="1.687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9h80c60 0 72 38 72 61 0 12-6 33-10 48-4 19-9 43-9 57 0 72 80 72 89 72 57 0 80-68 80-78 0-8-8-8-8-8-5 0-7 4-9 10-17 49-46 61-61 61-23 0-27-15-27-42 0-19 4-53 6-76 2-10 4-21 4-30 0-52-46-73-63-80z">
            <text:p/>
          </draw:path>
          <draw:path draw:style-name="gr3" draw:text-style-name="P3" draw:layer="layout" svg:width="0.459cm" svg:height="0.479cm" svg:x="11.262cm" svg:y="1.664cm" svg:viewBox="0 0 460 480" svg:d="M97 403c-27 45-53 55-84 57-7 0-13 0-13 13 0 4 4 7 10 7 17 0 38-1 57-1 22 0 45 1 66 1 4 0 13 0 13-13 0-7-5-7-11-7-15-2-30-8-30-25 0-8 3-15 9-25l49-85h170c1 15 11 106 11 112 0 21-36 23-49 23-10 0-16 0-16 13 0 7 8 7 10 7 26 0 55-1 83-1 18 0 59 1 76 1 4 0 12 0 12-13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64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372cm" svg:y="1.687cm" svg:viewBox="0 0 513 458" svg:d="M80 406c-8 25-8 31-61 31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8cm" svg:x="13.137cm" svg:y="1.801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text-style-name="P3" draw:layer="layout" svg:width="0.486cm" svg:height="0.455cm" svg:x="13.975cm" svg:y="1.689cm" svg:viewBox="0 0 487 456" svg:d="M448 300c2-4 4-8 4-9 0-2 0-8-7-8-6 0-8 4-10 8-44 98-68 144-182 144h-97c-10 0-12 0-15 0-8-2-10-2-10-8 0-2 0-3 4-15l46-182h66c57 0 57 13 57 30 0 4 0 13-6 32 0 4-2 6-2 8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477cm" svg:y="2.037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57cm" svg:height="0.668cm" svg:x="14.965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5cm" svg:height="0.303cm" svg:x="15.178cm" svg:y="1.847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446cm" svg:height="0.157cm" svg:x="15.761cm" svg:y="1.8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6.495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9cm" svg:height="0.426cm" svg:x="16.666cm" svg:y="1.84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044cm" svg:y="1.6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7.198cm" svg:y="1.6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7.42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17.693cm" svg:y="1.67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138cm" svg:y="1.672cm" svg:viewBox="0 0 464 602" svg:d="M260 467c105-38 204-157 204-287 0-108-73-180-171-180-145 0-293 152-293 308 0 112 76 178 171 178 17 0 40-2 67-9-2 41-2 43-2 51 0 21 0 74 55 74 80 0 112-123 112-129s-6-8-8-8c-5 0-7 4-7 8-17 47-55 64-80 64-31 0-40-19-48-70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18.659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079cm" svg:height="0.2cm" svg:x="19.259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19.533cm" svg:y="1.847cm" svg:viewBox="0 0 247 304" svg:d="M228 46c-19 0-32 15-32 30 0 9 5 19 21 19 15 0 30-11 30-38 0-29-28-57-80-57-89 0-114 68-114 99 0 51 52 62 71 66 34 6 70 14 70 52 0 17-17 72-97 72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9.837cm" svg:y="1.847cm" svg:viewBox="0 0 308 304" svg:d="M224 44c-13-25-32-44-62-44-78 0-162 99-162 198 0 62 36 106 89 106 14 0 48-2 88-50 5 29 28 50 61 50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text-style-name="P3" draw:layer="layout" svg:width="0.143cm" svg:height="0.472cm" svg:x="20.192cm" svg:y="1.679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206cm" svg:height="0.426cm" svg:x="20.39cm" svg:y="1.725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3z">
            <text:p/>
          </draw:path>
          <draw:path draw:style-name="gr3" draw:text-style-name="P3" draw:layer="layout" svg:width="0.157cm" svg:height="0.668cm" svg:x="20.652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157cm" svg:height="0.668cm" svg:x="20.923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478cm" svg:height="0.472cm" svg:x="10.772cm" svg:y="1.6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9h80c60 0 72 38 72 61 0 12-6 33-10 48-4 19-9 43-9 57 0 72 80 72 89 72 57 0 80-68 80-78 0-8-8-8-8-8-5 0-7 4-9 10-17 49-46 61-61 61-23 0-27-15-27-42 0-19 4-53 6-76 2-10 4-21 4-30 0-52-46-73-63-80z">
            <text:p/>
          </draw:path>
          <draw:path draw:style-name="gr3" draw:text-style-name="P3" draw:layer="layout" svg:width="0.459cm" svg:height="0.479cm" svg:x="11.279cm" svg:y="1.638cm" svg:viewBox="0 0 460 480" svg:d="M97 403c-27 45-53 55-84 57-7 0-13 0-13 13 0 4 4 7 10 7 17 0 38-1 57-1 22 0 45 1 66 1 4 0 13 0 13-13 0-7-5-7-11-7-15-2-30-8-30-25 0-8 3-15 9-25l49-85h170c1 15 11 106 11 112 0 21-36 23-49 23-10 0-16 0-16 13 0 7 8 7 10 7 26 0 55-1 83-1 18 0 59 1 76 1 4 0 12 0 12-13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81cm" svg:y="1.66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389cm" svg:y="1.66cm" svg:viewBox="0 0 513 458" svg:d="M80 406c-8 25-8 31-61 31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8cm" svg:x="13.154cm" svg:y="1.774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text-style-name="P3" draw:layer="layout" svg:width="0.486cm" svg:height="0.455cm" svg:x="13.992cm" svg:y="1.662cm" svg:viewBox="0 0 487 456" svg:d="M448 300c2-4 4-8 4-9 0-2 0-8-7-8-6 0-8 4-10 8-44 98-68 144-182 144h-97c-10 0-12 0-15 0-8-2-10-2-10-8 0-2 0-3 4-15l46-182h66c57 0 57 13 57 30 0 4 0 13-6 32 0 4-2 6-2 8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494cm" svg:y="2.01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57cm" svg:height="0.668cm" svg:x="14.982cm" svg:y="1.615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5cm" svg:height="0.303cm" svg:x="15.195cm" svg:y="1.82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446cm" svg:height="0.157cm" svg:x="15.778cm" svg:y="1.87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6.51cm" svg:y="1.615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9cm" svg:height="0.426cm" svg:x="16.683cm" svg:y="1.82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061cm" svg:y="1.6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7.215cm" svg:y="1.6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7.437cm" svg:y="2.04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17.711cm" svg:y="1.645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155cm" svg:y="1.645cm" svg:viewBox="0 0 464 602" svg:d="M260 467c105-38 204-157 204-287 0-108-73-180-171-180-145 0-293 152-293 308 0 112 76 178 171 178 17 0 40-2 67-9-2 41-2 43-2 51 0 21 0 74 55 74 80 0 112-123 112-129s-6-8-8-8c-5 0-7 4-7 8-17 47-55 64-80 64-31 0-40-19-48-70zM135 463c-53-20-76-74-76-134 0-46 17-141 68-213 50-69 112-99 162-99 66 0 116 51 116 143 0 66-34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18.674cm" svg:y="1.66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079cm" svg:height="0.2cm" svg:x="19.276cm" svg:y="2.04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19.55cm" svg:y="1.82cm" svg:viewBox="0 0 247 304" svg:d="M228 46c-19 0-32 15-32 30 0 9 5 19 21 19 15 0 30-11 30-38 0-29-28-57-80-57-89 0-114 68-114 99 0 51 52 62 71 66 34 6 70 14 70 52 0 17-17 72-97 72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9.854cm" svg:y="1.82cm" svg:viewBox="0 0 308 304" svg:d="M224 44c-13-25-32-44-62-44-78 0-162 99-162 198 0 62 36 106 89 106 14 0 48-2 88-50 5 29 28 50 61 50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text-style-name="P3" draw:layer="layout" svg:width="0.143cm" svg:height="0.472cm" svg:x="20.207cm" svg:y="1.653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06cm" svg:height="0.426cm" svg:x="20.405cm" svg:y="1.698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3z">
            <text:p/>
          </draw:path>
          <draw:path draw:style-name="gr3" draw:text-style-name="P3" draw:layer="layout" svg:width="0.157cm" svg:height="0.668cm" svg:x="20.669cm" svg:y="1.615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157cm" svg:height="0.668cm" svg:x="20.941cm" svg:y="1.615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478cm" svg:height="0.472cm" svg:x="10.789cm" svg:y="1.687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9h80c60 0 72 38 72 61 0 12-6 33-10 48-4 19-9 43-9 57 0 72 80 72 89 72 57 0 80-68 80-78 0-8-8-8-8-8-5 0-7 4-9 10-17 49-46 61-61 61-23 0-27-15-27-42 0-19 4-53 6-76 2-10 4-21 4-30 0-52-46-73-63-80z">
            <text:p/>
          </draw:path>
          <draw:path draw:style-name="gr3" draw:text-style-name="P3" draw:layer="layout" svg:width="0.459cm" svg:height="0.479cm" svg:x="11.294cm" svg:y="1.664cm" svg:viewBox="0 0 460 480" svg:d="M97 403c-27 45-53 55-84 57-7 0-13 0-13 13 0 4 4 7 10 7 17 0 38-1 57-1 22 0 45 1 66 1 4 0 13 0 13-13 0-7-5-7-11-7-15-2-30-8-30-25 0-8 3-15 9-25l49-85h170c1 15 11 106 11 112 0 21-36 23-49 23-10 0-16 0-16 13 0 7 8 7 10 7 26 0 55-1 83-1 18 0 59 1 76 1 4 0 12 0 12-13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1.796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12.404cm" svg:y="1.687cm" svg:viewBox="0 0 513 458" svg:d="M80 406c-8 25-8 31-61 31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8cm" svg:x="13.17cm" svg:y="1.801cm" svg:viewBox="0 0 595 349" svg:d="M570 188c13 0 25 0 25-13 0-14-12-14-25-14h-498c38-28 55-55 61-64 30-46 36-88 36-89 0-8-7-8-13-8-12 0-13 2-15 13-16 67-55 122-131 154-8 2-10 4-10 8 0 5 4 5 10 9 70 29 115 82 131 156 2 8 3 9 15 9 6 0 13 0 13-7 0 0-6-44-34-88-13-20-32-43-63-66z">
            <text:p/>
          </draw:path>
          <draw:path draw:style-name="gr3" draw:text-style-name="P3" draw:layer="layout" svg:width="0.486cm" svg:height="0.455cm" svg:x="14.009cm" svg:y="1.689cm" svg:viewBox="0 0 487 456" svg:d="M448 300c2-4 4-8 4-9 0-2 0-8-7-8-6 0-8 4-10 8-44 98-68 144-182 144h-97c-10 0-12 0-15 0-8-2-10-2-10-8 0-2 0-3 4-15l46-182h66c57 0 57 13 57 30 0 4 0 13-6 32 0 4-2 6-2 8 0 4 4 8 10 8s8-4 9-14l38-157c0-4-1-8-7-8s-8 6-10 13c-13 52-26 67-87 67h-63l40-162c6-24 6-26 36-26h95c82 0 101 19 101 74 0 17 0 17-2 36 0 4 0 8 0 11 0 4 2 8 8 8 7 0 7-4 9-15l13-116c2-19-1-19-19-19h-338c-13 0-19 0-19 13 0 8 6 8 17 8 25 0 44 0 44 11 0 4 0 4-2 17l-89 354c-8 26-8 32-61 32-11 0-19 0-19 13 0 8 6 8 19 8h348c15 0 15 0 21-12z">
            <text:p/>
          </draw:path>
          <draw:path draw:style-name="gr3" draw:text-style-name="P3" draw:layer="layout" svg:width="0.256cm" svg:height="0.212cm" svg:x="14.509cm" svg:y="2.037cm" svg:viewBox="0 0 257 213" svg:d="M89 87c17-9 40-26 44-28 32-25 44-31 59-36-2 2-2 5-2 7 0 12 8 19 19 19 13 0 25-13 25-26 0-12-8-19-19-19-33 0-63 24-90 43-36 29-49 33-60 37 5-21 7-25 9-35 2-11 8-32 8-34 0-9-6-15-15-15-10 0-18 6-21 11-2 6-46 183-46 187 0 9 8 15 15 15 17 0 21-15 23-23 2-4 11-42 23-89 25 0 89 2 89 38 0 0 0 5-2 11-2 8-2 10-2 13 0 35 29 50 52 50 45 0 59-72 59-72 0-6-6-6-8-6-6 0-8 2-10 11-5 17-17 53-41 53-12 0-16-11-16-24 0-8 0-10 2-21 2-6 2-10 2-15 0-52-81-52-97-52z">
            <text:p/>
          </draw:path>
          <draw:path draw:style-name="gr3" draw:text-style-name="P3" draw:layer="layout" svg:width="0.157cm" svg:height="0.668cm" svg:x="14.997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5cm" svg:height="0.303cm" svg:x="15.212cm" svg:y="1.847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446cm" svg:height="0.157cm" svg:x="15.795cm" svg:y="1.8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57cm" svg:height="0.668cm" svg:x="16.527cm" svg:y="1.641cm" svg:viewBox="0 0 158 669" svg:d="M158 663c0-2 0-4-14-15-83-84-104-211-104-314 0-116 25-231 108-315 10-10 10-10 10-11 0-6-4-8-8-8-7 0-68 46-108 131-34 74-42 148-42 203 0 53 8 133 44 209 42 84 99 126 106 126 4 0 8-2 8-6z">
            <text:p/>
          </draw:path>
          <draw:path draw:style-name="gr3" draw:text-style-name="P3" draw:layer="layout" svg:width="0.349cm" svg:height="0.426cm" svg:x="16.7cm" svg:y="1.847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078cm" svg:y="1.6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7.232cm" svg:y="1.6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079cm" svg:height="0.2cm" svg:x="17.454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17.728cm" svg:y="1.67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8.172cm" svg:y="1.672cm" svg:viewBox="0 0 464 602" svg:d="M260 467c105-38 204-157 204-287 0-108-73-180-171-180-145 0-293 152-293 308 0 112 74 178 171 178 17 0 40-2 67-9-4 41-4 43-4 51 0 21 0 74 57 74 80 0 112-123 112-129s-6-8-8-8c-5 0-7 4-7 8-17 47-55 64-80 64-31 0-40-19-48-70zM135 463c-53-20-76-74-76-134 0-46 17-141 68-213 50-69 112-99 162-99 66 0 116 51 116 143 0 66-34 222-148 284-2-22-10-72-59-72-35 0-69 34-69 69 0 13 6 21 6 22zM175 471c-10 0-31 0-31-30 0-27 27-54 54-54 28 0 41 18 41 57 0 10 0 12-7 14-17 7-38 13-57 13z">
            <text:p/>
          </draw:path>
          <draw:path draw:style-name="gr3" draw:text-style-name="P3" draw:layer="layout" svg:width="0.563cm" svg:height="0.457cm" svg:x="18.691cm" svg:y="1.687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079cm" svg:height="0.2cm" svg:x="19.293cm" svg:y="2.07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19.567cm" svg:y="1.847cm" svg:viewBox="0 0 247 304" svg:d="M228 46c-19 0-32 15-32 30 0 9 5 19 21 19 15 0 30-11 30-38 0-29-28-57-80-57-89 0-114 68-114 99 0 51 52 62 71 66 34 6 70 14 70 52 0 17-17 72-97 72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07cm" svg:height="0.303cm" svg:x="19.871cm" svg:y="1.847cm" svg:viewBox="0 0 308 304" svg:d="M224 44c-13-25-32-44-62-44-78 0-162 99-162 198 0 62 36 106 89 106 14 0 48-2 88-50 5 29 28 50 61 50 24 0 39-15 49-36 11-25 21-67 21-67 0-7-6-7-8-7-7 0-7 4-9 13-12 44-25 82-52 82-19 0-20-17-20-31 0-15 1-19 9-49 8-29 8-34 15-61l23-93c6-19 6-21 6-23 0-11-8-19-19-19-17 0-27 15-29 31zM181 217c-4 13-4 13-14 24-30 38-57 48-76 48-34 0-43-36-43-63 0-32 20-116 38-146 20-40 49-65 77-65 44 0 54 55 54 59s-2 8-4 11z">
            <text:p/>
          </draw:path>
          <draw:path draw:style-name="gr3" draw:text-style-name="P3" draw:layer="layout" svg:width="0.143cm" svg:height="0.472cm" svg:x="20.224cm" svg:y="1.679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06cm" svg:height="0.426cm" svg:x="20.422cm" svg:y="1.725cm" svg:viewBox="0 0 207 427" svg:d="M124 152h62c14 0 21 0 21-13 0-8-7-8-19-8h-59c25-95 27-108 27-112 0-11-8-19-19-19-2 0-21 0-27 25l-26 106h-63c-13 0-21 0-21 13 0 8 6 8 19 8h59c-48 190-51 201-51 213 0 36 26 62 62 62 69 0 107-98 107-102 0-8-6-8-8-8-6 0-7 2-9 10-31 70-65 85-88 85-15 0-21-7-21-30 0-17 0-21 4-33z">
            <text:p/>
          </draw:path>
          <draw:path draw:style-name="gr3" draw:text-style-name="P3" draw:layer="layout" svg:width="0.157cm" svg:height="0.668cm" svg:x="20.686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  <draw:path draw:style-name="gr3" draw:text-style-name="P3" draw:layer="layout" svg:width="0.157cm" svg:height="0.668cm" svg:x="20.958cm" svg:y="1.641cm" svg:viewBox="0 0 158 669" svg:d="M158 334c0-51-8-133-46-209-40-81-99-125-104-125-6 0-8 2-8 8 0 1 0 1 13 15 67 66 105 173 105 311 0 116-25 234-108 317-10 8-10 10-10 12 0 4 2 6 8 6 5 0 66-46 106-130 34-74 44-148 44-205z">
            <text:p/>
          </draw:path>
        </draw:g>
        <draw:g>
          <svg:title>TexMaths</svg:title>
          <svg:desc>19§latex§$\pmb{i,\mathcal{K},SQN, \kappa,p,p',p'',f_{p'} \leftarrow s \in S}$ \textbf{where} \pmb{$q \in \left\lbrace s_i, s_p,s_{p'},s_{p''} \right\rbrace$}§svg§600§FALSE§</svg:desc>
          <draw:polygon draw:style-name="gr2" draw:text-style-name="P2" draw:layer="layout" svg:width="17.793cm" svg:height="0.717cm" svg:x="10.065cm" svg:y="10.727cm" svg:viewBox="0 0 17794 718" draw:points="8896,718 0,718 0,0 17794,0 17794,718">
            <text:p/>
          </draw:polygon>
          <draw:path draw:style-name="gr3" draw:text-style-name="P3" draw:layer="layout" svg:width="0.178cm" svg:height="0.449cm" svg:x="10.084cm" svg:y="10.81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text-style-name="P3" draw:layer="layout" svg:width="0.079cm" svg:height="0.2cm" svg:x="10.352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10.61cm" svg:y="10.782cm" svg:viewBox="0 0 471 488" svg:d="M112 46c-7 146-68 323-108 427-4 8-4 10-4 10 0 5 6 5 8 5 11 0 36-13 45-26 4-4 91-225 110-394 4-26 6-55 6-57 0-9 0-11-7-11-8 0-27 9-40 17-33 15-57 29-57 40 0 4 3 4 7 4 6 0 8 0 40-15zM467 388c0 0 0-6-7-6-4 0-12 0-21 7-8 6-10 8-13 19-17 50-84 50-84 50-66 0-160-209-160-270 0-11 2-17 25-42 50-49 169-118 200-118 15 0 24 12 24 29 0 4-2 8-2 11 0 4 2 8 8 8 2 0 34-4 34-36 0-23-13-40-38-40-45 0-138 53-192 91-28 21-100 72-100 114 0 57 68 202 117 251 23 23 37 32 57 32 52 0 107-28 132-61 19-20 20-38 20-39z">
            <text:p/>
          </draw:path>
          <draw:path draw:style-name="gr3" draw:text-style-name="P3" draw:layer="layout" svg:width="0.079cm" svg:height="0.2cm" svg:x="11.165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1.437cm" svg:y="10.782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1.881cm" svg:y="10.782cm" svg:viewBox="0 0 464 602" svg:d="M260 467c105-38 204-157 204-287 0-108-73-180-171-180-145 0-293 152-293 308 0 112 76 178 171 178 17 0 40-2 67-9-2 42-2 44-2 51 0 21 0 74 55 74 80 0 112-123 112-129s-6-8-8-8c-5 0-7 4-7 8-17 48-55 65-80 65-31 0-40-19-48-71zM135 464c-53-21-76-75-76-135 0-46 17-141 68-213 50-69 112-99 162-99 66 0 116 51 116 143 0 66-34 222-147 285-3-23-11-73-60-73-35 0-69 35-69 69 0 13 6 21 6 23zM175 471c-8 0-31 0-31-30 0-27 27-53 54-53 28 0 41 17 41 57 0 9 0 11-7 13-17 7-38 13-57 13z">
            <text:p/>
          </draw:path>
          <draw:path draw:style-name="gr3" draw:text-style-name="P3" draw:layer="layout" svg:width="0.563cm" svg:height="0.457cm" svg:x="12.402cm" svg:y="10.7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9 0-5 2-9 4-17l87-353c4 4 4 6 6 11l167 396c6 11 8 13 13 13 8 0 8-2 10-13z">
            <text:p/>
          </draw:path>
          <draw:path draw:style-name="gr3" draw:text-style-name="P3" draw:layer="layout" svg:width="0.079cm" svg:height="0.2cm" svg:x="13.002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13.278cm" svg:y="10.957cm" svg:viewBox="0 0 331 304" svg:d="M2 272c-2 7-2 9-2 15 0 11 10 17 19 17 21 0 25-15 30-38 6-23 2-11 31-124 57 2 116 14 116 57 0 6 0 8-2 16-2 9-4 17-4 22 0 40 29 67 63 67 21 0 38-11 51-34 17-29 27-69 27-69 0-7-8-7-10-7-6 0-7 4-9 13-12 46-27 82-57 82-16 0-23-8-23-33 0-9 4-24 6-36 1-7 3-15 3-22 0-63-93-69-131-69 23-13 44-30 63-45 30-27 49-44 78-56-2 4-4 12-4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683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899cm" svg:y="10.957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4.314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4.53cm" svg:y="10.957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908cm" svg:y="10.75cm" svg:viewBox="0 0 120 243" svg:d="M116 42c4-10 4-14 4-15 0-16-14-27-29-27-19 0-23 15-26 23l-63 203c0 2-2 8-2 8 0 5 15 9 19 9s4 0 8-7z">
            <text:p/>
          </draw:path>
          <draw:path draw:style-name="gr3" draw:text-style-name="P3" draw:layer="layout" svg:width="0.079cm" svg:height="0.2cm" svg:x="15.131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5.349cm" svg:y="10.957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5.727cm" svg:y="10.75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119cm" svg:height="0.242cm" svg:x="15.881cm" svg:y="10.75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079cm" svg:height="0.2cm" svg:x="16.103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3cm" svg:height="0.609cm" svg:x="16.377cm" svg:y="10.782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3 36-123 38-129z">
            <text:p/>
          </draw:path>
          <draw:path draw:style-name="gr3" draw:text-style-name="P3" draw:layer="layout" svg:width="0.261cm" svg:height="0.297cm" svg:x="16.668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6.974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7.38cm" svg:y="10.911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8.228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8.746cm" svg:y="10.892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9.354cm" svg:y="10.782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178cm" svg:height="0.449cm" svg:x="10.099cm" svg:y="10.793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text-style-name="P3" draw:layer="layout" svg:width="0.079cm" svg:height="0.2cm" svg:x="10.367cm" svg:y="11.16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10.626cm" svg:y="10.763cm" svg:viewBox="0 0 471 488" svg:d="M112 46c-7 146-68 323-108 427-4 8-4 10-4 10 0 5 6 5 8 5 11 0 36-13 45-26 4-4 91-225 110-394 4-26 6-55 6-57 0-9 0-11-7-11-8 0-27 9-40 17-33 15-57 29-57 40 0 4 3 4 7 4 6 0 8 0 40-15zM467 388c0 0 0-6-7-6-4 0-12 0-21 7-8 6-10 8-13 19-17 50-84 50-84 50-66 0-160-209-160-270 0-11 2-17 25-42 50-49 169-118 200-118 15 0 24 12 24 29 0 4-2 8-2 11 0 4 2 8 8 8 2 0 34-4 34-36 0-23-13-40-38-40-45 0-138 53-192 91-28 21-100 72-100 114 0 57 68 202 117 251 23 23 37 32 57 32 52 0 107-28 132-61 19-20 20-38 20-39z">
            <text:p/>
          </draw:path>
          <draw:path draw:style-name="gr3" draw:text-style-name="P3" draw:layer="layout" svg:width="0.079cm" svg:height="0.2cm" svg:x="11.178cm" svg:y="11.16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1.452cm" svg:y="10.763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1.897cm" svg:y="10.763cm" svg:viewBox="0 0 464 602" svg:d="M260 467c105-38 204-157 204-287 0-108-73-180-171-180-145 0-293 152-293 308 0 112 76 178 171 178 17 0 40-2 67-9-2 42-2 44-2 51 0 21 0 74 55 74 80 0 112-123 112-129s-6-8-8-8c-5 0-7 4-7 8-17 48-55 65-80 65-31 0-40-19-48-71zM135 464c-53-21-76-75-76-135 0-46 17-141 68-213 50-69 112-99 162-99 66 0 116 51 116 143 0 66-34 222-147 285-3-23-11-73-60-73-35 0-69 35-69 69 0 13 6 21 6 23zM175 471c-8 0-31 0-31-30 0-27 27-53 54-53 28 0 41 17 41 57 0 9 0 11-7 13-17 7-38 13-57 13z">
            <text:p/>
          </draw:path>
          <draw:path draw:style-name="gr3" draw:text-style-name="P3" draw:layer="layout" svg:width="0.563cm" svg:height="0.457cm" svg:x="12.415cm" svg:y="10.77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9 0-5 2-9 4-17l87-353c4 4 4 6 6 11l167 396c6 11 8 13 13 13 8 0 8-2 10-13z">
            <text:p/>
          </draw:path>
          <draw:path draw:style-name="gr3" draw:text-style-name="P3" draw:layer="layout" svg:width="0.079cm" svg:height="0.2cm" svg:x="13.018cm" svg:y="11.16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cm" svg:height="0.303cm" svg:x="13.293cm" svg:y="10.94cm" svg:viewBox="0 0 331 304" svg:d="M2 272c-2 7-2 9-2 15 0 11 10 17 19 17 21 0 25-15 30-38 6-23 2-11 31-124 57 2 116 14 116 57 0 6 0 8-2 16-2 9-4 17-4 22 0 40 29 67 63 67 21 0 38-11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698cm" svg:y="11.16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3.915cm" svg:y="10.94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4.329cm" svg:y="11.16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4.545cm" svg:y="10.94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923cm" svg:y="10.731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5.146cm" svg:y="11.16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5.364cm" svg:y="10.94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5.742cm" svg:y="10.731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119cm" svg:height="0.242cm" svg:x="15.896cm" svg:y="10.731cm" svg:viewBox="0 0 120 243" svg:d="M116 42c4-10 4-14 4-15 0-16-14-27-29-27-19 0-23 15-26 23l-63 203c0 2-2 8-2 8 0 5 15 9 19 9s4 0 8-7z">
            <text:p/>
          </draw:path>
          <draw:path draw:style-name="gr3" draw:text-style-name="P3" draw:layer="layout" svg:width="0.079cm" svg:height="0.2cm" svg:x="16.119cm" svg:y="11.16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3cm" svg:height="0.609cm" svg:x="16.392cm" svg:y="10.763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6-26 36-36 0-15-12-25-25-25-17 0-36 16-36 42 0 29 30 46 57 46 36 0 65-40 76-65 21-43 36-123 38-129z">
            <text:p/>
          </draw:path>
          <draw:path draw:style-name="gr3" draw:text-style-name="P3" draw:layer="layout" svg:width="0.261cm" svg:height="0.297cm" svg:x="16.683cm" svg:y="11.128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6.989cm" svg:y="11.014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7.395cm" svg:y="10.892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8.243cm" svg:y="10.94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8.762cm" svg:y="10.873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396cm" svg:height="0.487cm" svg:x="19.37cm" svg:y="10.763cm" svg:viewBox="0 0 397 488" svg:d="M397 8c0-4 0-8-6-8-3 0-5 0-13 9l-32 38c-17-30-51-47-95-47-86 0-165 78-165 158 0 55 34 85 68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178cm" svg:height="0.449cm" svg:x="10.114cm" svg:y="10.81cm" svg:viewBox="0 0 179 450" svg:d="M173 25c0-14-10-25-27-25s-36 17-36 36c0 11 10 23 27 23 15 0 36-15 36-34zM122 275c7-19 7-20 13-38 6-13 9-22 9-36 0-30-20-55-55-55-64 0-89 97-89 105 0 5 8 5 8 5 7 0 7-1 11-11 19-63 46-84 68-84 6 0 18 0 18 21 0 16-6 29-8 36-6 18-36 95-48 124-5 17-15 40-15 53 0 32 23 55 55 55 65 0 90-97 90-102 0-8-6-8-8-8-8 0-8 2-11 13-12 42-35 82-69 82-11 0-17-6-17-21 0-17 6-26 21-68z">
            <text:p/>
          </draw:path>
          <draw:path draw:style-name="gr3" draw:text-style-name="P3" draw:layer="layout" svg:width="0.079cm" svg:height="0.2cm" svg:x="10.38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cm" svg:height="0.487cm" svg:x="10.641cm" svg:y="10.782cm" svg:viewBox="0 0 471 488" svg:d="M112 46c-7 146-68 323-108 427-4 8-4 10-4 10 0 5 6 5 8 5 11 0 36-13 45-26 4-4 91-225 110-394 4-26 6-55 6-57 0-9 0-11-7-11-8 0-27 9-40 17-33 15-57 29-57 40 0 4 3 4 7 4 6 0 8 0 40-15zM467 388c0 0 0-6-7-6-4 0-12 0-21 7-8 6-10 8-13 19-17 50-84 50-84 50-66 0-160-209-160-270 0-11 2-17 25-42 50-49 169-118 200-118 15 0 24 12 24 29 0 4-2 8-2 11 0 4 2 8 8 8 2 0 34-4 34-36 0-23-13-40-38-40-45 0-138 53-192 91-28 21-100 72-100 114 0 57 68 202 117 251 23 23 37 32 57 32 52 0 107-28 132-61 19-20 20-38 20-39z">
            <text:p/>
          </draw:path>
          <draw:path draw:style-name="gr3" draw:text-style-name="P3" draw:layer="layout" svg:width="0.079cm" svg:height="0.2cm" svg:x="11.194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96cm" svg:height="0.487cm" svg:x="11.467cm" svg:y="10.782cm" svg:viewBox="0 0 397 488" svg:d="M397 8c0-4 0-8-6-8-3 0-5 0-13 9l-32 38c-17-30-51-47-95-47-86 0-167 78-167 158 0 55 36 85 70 95l72 19c25 5 61 17 61 72 0 59-53 123-120 123-43 0-118-15-118-98 0-16 4-33 4-37 2-1 2-3 2-3 0-8-6-8-7-8-4 0-6 0-8 2s-40 156-40 158c0 3 4 7 8 7 3 0 3-2 11-11l34-38c29 40 74 49 112 49 92 0 171-89 171-173 0-47-22-70-32-78-17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11.912cm" svg:y="10.782cm" svg:viewBox="0 0 464 602" svg:d="M260 467c105-38 204-157 204-287 0-108-73-180-171-180-145 0-293 152-293 308 0 112 76 178 171 178 17 0 40-2 67-9-2 42-2 44-2 51 0 21 0 74 55 74 80 0 112-123 112-129s-6-8-8-8c-5 0-7 4-7 8-17 48-55 65-80 65-31 0-40-19-48-71zM135 464c-53-21-76-75-76-135 0-46 17-141 68-213 50-69 112-99 162-99 66 0 116 51 116 143 0 66-34 222-147 285-3-23-11-73-60-73-35 0-69 35-69 69 0 13 6 21 6 23zM175 471c-8 0-31 0-31-30 0-27 27-53 54-53 28 0 41 17 41 57 0 9 0 11-7 13-17 7-38 13-57 13z">
            <text:p/>
          </draw:path>
          <draw:path draw:style-name="gr3" draw:text-style-name="P3" draw:layer="layout" svg:width="0.563cm" svg:height="0.457cm" svg:x="12.431cm" svg:y="10.7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9 0-5 2-9 4-17l87-353c4 4 4 6 6 11l167 396c6 11 8 13 13 13 8 0 8-2 10-13z">
            <text:p/>
          </draw:path>
          <draw:path draw:style-name="gr3" draw:text-style-name="P3" draw:layer="layout" svg:width="0.079cm" svg:height="0.2cm" svg:x="13.033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3cm" svg:height="0.303cm" svg:x="13.308cm" svg:y="10.957cm" svg:viewBox="0 0 331 304" svg:d="M2 272c-2 7-2 9-2 15 0 11 10 17 19 17 21 0 25-15 30-38 6-23 2-11 31-124 57 2 116 14 116 57 0 6 0 8-2 16-2 9-4 17-4 22 0 40 29 67 63 67 21 0 38-11 51-34 17-29 27-69 27-69 0-7-8-7-10-7-6 0-7 4-9 13-12 46-27 82-57 82-16 0-23-8-23-33 0-9 4-24 6-36 1-7 3-15 3-22 0-63-93-69-131-69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text-style-name="P3" draw:layer="layout" svg:width="0.079cm" svg:height="0.2cm" svg:x="13.713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3.93cm" svg:y="10.957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4.344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4.561cm" svg:y="10.957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4.939cm" svg:y="10.75cm" svg:viewBox="0 0 120 243" svg:d="M116 42c2-10 4-14 4-15 0-16-14-27-29-27-19 0-24 15-26 23l-63 203c0 2-2 8-2 8 0 5 15 9 19 9s4 0 8-7z">
            <text:p/>
          </draw:path>
          <draw:path draw:style-name="gr3" draw:text-style-name="P3" draw:layer="layout" svg:width="0.079cm" svg:height="0.2cm" svg:x="15.161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5.378cm" svg:y="10.957cm" svg:viewBox="0 0 350 427" svg:d="M51 378c-5 23-5 29-36 29-7 0-15 0-15 11 0 6 4 9 10 9 17 0 36-3 55-3 22 0 45 3 66 3 4 0 13 0 13-15 0-5-7-5-17-5-34 0-34-6-34-12 0-7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5.758cm" svg:y="10.75cm" svg:viewBox="0 0 120 243" svg:d="M116 42c4-10 4-14 4-15 0-16-14-27-29-27-19 0-23 15-26 23l-63 203c0 2-2 8-2 8 0 5 15 9 19 9s4 0 8-7z">
            <text:p/>
          </draw:path>
          <draw:path draw:style-name="gr3" draw:text-style-name="P3" draw:layer="layout" svg:width="0.119cm" svg:height="0.242cm" svg:x="15.91cm" svg:y="10.75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6.134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33cm" svg:height="0.609cm" svg:x="16.407cm" svg:y="10.782cm" svg:viewBox="0 0 334 610" svg:d="M211 205h57c13 0 21 0 21-15 0-6-8-6-19-6h-55l15-78c2-13 11-60 15-68 6-13 17-23 32-23 2 0 19 0 33 12-31 3-36 26-36 36 0 15 11 22 24 22 17 0 36-13 36-39 0-31-30-46-57-46-22 0-66 11-85 78-4 15-6 21-23 106h-45c-14 0-21 0-21 12 0 9 5 9 19 9h43l-49 264c-13 65-25 126-59 126-2 0-19 0-32-12 30-2 38-26 38-36 0-15-14-25-27-25-17 0-36 16-36 42 0 29 30 46 57 46 36 0 65-40 76-65 21-43 36-123 38-129z">
            <text:p/>
          </draw:path>
          <draw:path draw:style-name="gr3" draw:text-style-name="P3" draw:layer="layout" svg:width="0.261cm" svg:height="0.297cm" svg:x="16.698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7.002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594cm" svg:height="0.349cm" svg:x="17.411cm" svg:y="10.911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8.258cm" svg:y="10.957cm" svg:viewBox="0 0 247 304" svg:d="M228 46c-19 0-32 15-32 30 0 9 5 19 21 19 15 0 30-11 30-38 0-29-28-57-80-57-89 0-114 68-114 99 0 51 52 62 71 66 34 6 70 14 70 52 0 17-15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335cm" svg:height="0.388cm" svg:x="18.777cm" svg:y="10.892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396cm" svg:height="0.487cm" svg:x="19.385cm" svg:y="10.782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522cm" svg:height="0.299cm" svg:x="20.061cm" svg:y="10.957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text-style-name="P3" draw:layer="layout" svg:width="0.381cm" svg:height="0.464cm" svg:x="20.627cm" svg:y="10.79cm" svg:viewBox="0 0 382 465" svg:d="M46 433h-46v32c19 0 59-1 86-1 24 0 64 1 83 1v-32h-45v-139c0-74 57-106 98-106 23 0 38 13 38 65v180h-47v32c19 0 59-1 85-1 27 0 65 1 84 1v-32h-46v-173c0-70-36-97-102-97-65 0-99 40-114 67v-230l-120 6v30c42 0 46 0 46 27z">
            <text:p/>
          </draw:path>
          <draw:path draw:style-name="gr3" draw:text-style-name="P3" draw:layer="layout" svg:width="0.309cm" svg:height="0.307cm" svg:x="21.044cm" svg:y="10.949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1cm" svg:height="0.301cm" svg:x="21.399cm" svg:y="10.953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text-style-name="P3" draw:layer="layout" svg:width="0.309cm" svg:height="0.307cm" svg:x="21.71cm" svg:y="10.949cm" svg:viewBox="0 0 310 308" svg:d="M289 158c15 0 21 0 21-17 0-21-4-71-36-105-25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text-style-name="P3" draw:layer="layout" svg:width="0.276cm" svg:height="0.426cm" svg:x="22.256cm" svg:y="10.957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2.79cm" svg:y="10.892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3.411cm" svg:y="10.75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3.732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4.032cm" svg:y="11.042cm" svg:viewBox="0 0 144 317" svg:d="M131 17c0-8-6-17-19-17s-26 11-26 27c0 7 5 17 19 17 13 0 26-14 26-27zM34 256c-2 6-4 12-4 21 0 21 19 40 46 40 48 0 68-66 68-72 0-8-7-8-7-8-8 0-8 4-10 10-11 36-32 57-51 57-9 0-11-8-11-17 0-12 3-19 7-31 6-13 10-24 15-38 4-11 21-53 23-58 2-6 4-12 4-16 0-22-19-40-46-40-47 0-68 65-68 73 0 5 8 5 8 5 7 0 7-2 9-7 12-40 32-57 50-57 7 0 13 4 13 17 0 9-4 17-15 45z">
            <text:p/>
          </draw:path>
          <draw:path draw:style-name="gr3" draw:text-style-name="P3" draw:layer="layout" svg:width="0.079cm" svg:height="0.2cm" svg:x="24.289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562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84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5.207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5.48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756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6.062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6.303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6.576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854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7.16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7.306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7.538cm" svg:y="10.75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76cm" svg:height="0.426cm" svg:x="22.271cm" svg:y="10.93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2.807cm" svg:y="10.866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text-style-name="P3" draw:layer="layout" svg:width="0.238cm" svg:height="0.668cm" svg:x="23.428cm" svg:y="10.725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3.749cm" svg:y="10.93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4.047cm" svg:y="11.016cm" svg:viewBox="0 0 144 317" svg:d="M131 17c0-8-6-17-19-17s-26 11-26 27c0 7 5 17 19 17 13 0 26-14 26-27zM34 256c-2 6-4 12-4 21 0 21 19 40 46 40 48 0 68-66 68-72 0-8-7-8-7-8-8 0-8 4-10 10-11 36-32 57-51 57-9 0-11-8-11-17 0-12 3-19 7-31 6-13 10-24 15-38 4-11 21-53 23-58 2-6 4-12 4-16 0-22-19-40-46-40-47 0-68 65-68 73 0 5 6 5 8 5 7 0 7-2 9-7 12-40 32-57 50-57 7 0 13 4 13 17 0 9-4 17-15 45z">
            <text:p/>
          </draw:path>
          <draw:path draw:style-name="gr3" draw:text-style-name="P3" draw:layer="layout" svg:width="0.079cm" svg:height="0.2cm" svg:x="24.306cm" svg:y="11.15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58cm" svg:y="10.93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857cm" svg:y="11.12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5.222cm" svg:y="11.15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5.495cm" svg:y="10.93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773cm" svg:y="11.12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6.079cm" svg:y="11.00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6.32cm" svg:y="11.15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6.594cm" svg:y="10.93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871cm" svg:y="11.12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7.175cm" svg:y="11.00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7.323cm" svg:y="11.006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7.555cm" svg:y="10.725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276cm" svg:height="0.426cm" svg:x="22.288cm" svg:y="10.957cm" svg:viewBox="0 0 277 427" svg:d="M277 8c0-4-1-8-7-8-8 0-34 27-46 47-15-36-40-47-62-47-78 0-162 99-162 196 0 66 40 108 89 108 29 0 55-17 78-40-5 23-26 114-28 120-6 19-12 21-50 23-9 0-15 0-15 13 0 0 0 7 10 7 21 0 43-3 66-3s48 3 69 3c3 0 13 0 13-15 0-5-8-5-17-5-33 0-33-6-33-12s0-9 2-15zM91 289c-40 0-43-52-43-63 0-32 19-104 30-133 21-49 57-78 84-78 43 0 53 53 53 59 0 4-36 150-38 154-12 19-48 61-86 61z">
            <text:p/>
          </draw:path>
          <draw:path draw:style-name="gr3" draw:text-style-name="P3" draw:layer="layout" svg:width="0.335cm" svg:height="0.388cm" svg:x="22.824cm" svg:y="10.89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23.445cm" svg:y="10.75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8-1-6-1-8-1-33v-140c0-31-6-42-27-63-15-13-34-21-53-27 55-15 80-45 80-85z">
            <text:p/>
          </draw:path>
          <draw:path draw:style-name="gr3" draw:text-style-name="P3" draw:layer="layout" svg:width="0.246cm" svg:height="0.303cm" svg:x="23.766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143cm" svg:height="0.316cm" svg:x="24.065cm" svg:y="11.042cm" svg:viewBox="0 0 144 317" svg:d="M131 17c0-8-6-17-19-17s-26 11-26 27c0 7 5 17 19 17 13 0 26-14 26-27zM34 256c-2 6-4 12-4 21 0 21 19 40 46 40 48 0 68-66 68-72 0-8-7-8-7-8-8 0-8 4-10 10-11 36-32 57-51 57-9 0-11-8-11-17 0-12 3-19 7-31 6-13 10-24 15-38 4-11 21-53 23-58 2-6 4-12 4-16 0-22-19-40-46-40-47 0-68 65-68 73 0 5 6 5 8 5 7 0 7-2 9-7 12-40 32-57 50-57 7 0 13 4 13 17 0 9-4 17-15 45z">
            <text:p/>
          </draw:path>
          <draw:path draw:style-name="gr3" draw:text-style-name="P3" draw:layer="layout" svg:width="0.079cm" svg:height="0.2cm" svg:x="24.323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4.597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4.872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79cm" svg:height="0.2cm" svg:x="25.239cm" svg:y="11.181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46cm" svg:height="0.303cm" svg:x="25.512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5.79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6.096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79cm" svg:height="0.2cm" svg:x="26.337cm" svg:y="11.181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246cm" svg:height="0.303cm" svg:x="26.611cm" svg:y="10.957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26.886cm" svg:y="11.147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7.192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7.338cm" svg:y="11.03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38cm" svg:height="0.668cm" svg:x="27.572cm" svg:y="10.75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</draw:g>
        <draw:g>
          <svg:title>TexMaths</svg:title>
          <svg:desc>19§latex§$\pmb{ u \leftarrow E_{\kappa}^{-1}(RAND)}$§svg§600§FALSE§</svg:desc>
          <draw:polygon draw:style-name="gr2" draw:text-style-name="P2" draw:layer="layout" svg:width="5.397cm" svg:height="0.729cm" svg:x="1.028cm" svg:y="9.549cm" svg:viewBox="0 0 5398 730" draw:points="2700,730 0,730 0,0 5398,0 5398,730">
            <text:p/>
          </draw:polygon>
          <draw:path draw:style-name="gr3" draw:text-style-name="P3" draw:layer="layout" svg:width="0.345cm" svg:height="0.303cm" svg:x="1.047cm" svg:y="9.8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32cm" svg:y="9.7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47cm" svg:y="9.65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25cm" svg:y="9.73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41cm" svg:y="9.556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972cm" svg:y="10.0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58cm" svg:y="9.6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977cm" svg:y="9.6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484cm" svg:y="9.6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text-style-name="P3" draw:layer="layout" svg:width="0.563cm" svg:height="0.457cm" svg:x="4.986cm" svg:y="9.6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594cm" svg:y="9.6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175cm" svg:y="9.60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062cm" svg:y="9.796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47cm" svg:y="9.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485cm" svg:y="9.638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4cm" svg:y="9.72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56cm" svg:y="9.53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2.987cm" svg:y="10.05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72cm" svg:y="9.5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3.992cm" svg:y="9.63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499cm" svg:y="9.613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01cm" svg:y="9.6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09cm" svg:y="9.6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188cm" svg:y="9.59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text-style-name="P3" draw:layer="layout" svg:width="0.345cm" svg:height="0.303cm" svg:x="1.077cm" svg:y="9.815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594cm" svg:height="0.349cm" svg:x="1.661cm" svg:y="9.76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486cm" svg:height="0.455cm" svg:x="2.501cm" svg:y="9.655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16cm" svg:height="0.024cm" svg:x="3.055cm" svg:y="9.739cm" svg:viewBox="0 0 317 25" svg:d="M298 25c8 0 19 0 19-12 0-13-9-13-19-13h-279c-8 0-19 0-19 11 0 14 11 14 19 14z">
            <text:p/>
          </draw:path>
          <draw:path draw:style-name="gr3" draw:text-style-name="P3" draw:layer="layout" svg:width="0.172cm" svg:height="0.311cm" svg:x="3.471cm" svg:y="9.556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256cm" svg:height="0.212cm" svg:x="3cm" svg:y="10.06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text-style-name="P3" draw:layer="layout" svg:width="0.157cm" svg:height="0.668cm" svg:x="3.787cm" svg:y="9.609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text-style-name="P3" draw:layer="layout" svg:width="0.478cm" svg:height="0.472cm" svg:x="4.007cm" svg:y="9.65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text-style-name="P3" draw:layer="layout" svg:width="0.459cm" svg:height="0.48cm" svg:x="4.515cm" svg:y="9.632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5.016cm" svg:y="9.65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5.624cm" svg:y="9.65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text-style-name="P3" draw:layer="layout" svg:width="0.157cm" svg:height="0.668cm" svg:x="6.204cm" svg:y="9.609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pmb{ $s_p \leftarrow s_{p'}; s_{p'} \leftarrow s_{p''} \text{ and } s_{p''} \leftarrow null$ }§svg§600§TRUE§</svg:desc>
          <draw:polygon draw:style-name="gr4" draw:text-style-name="P4" draw:layer="layout" svg:width="10.284cm" svg:height="0.681cm" svg:x="11.282cm" svg:y="12.559cm" svg:viewBox="0 0 10285 682" draw:points="5142,682 0,682 0,0 10285,0 10285,682">
            <text:p/>
          </draw:polygon>
          <draw:path draw:style-name="gr3" draw:text-style-name="P3" draw:layer="layout" svg:width="0.246cm" svg:height="0.303cm" svg:x="11.316cm" svg:y="12.753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594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126cm" svg:y="12.70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2.973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25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3.556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3cm" svg:height="0.417cm" svg:x="13.798cm" svg:y="12.76cm" svg:viewBox="0 0 74 418" svg:d="M72 36c0-21-15-36-36-36-19 0-36 15-36 36 0 19 17 34 36 34 21 0 36-15 36-34zM59 281c0 19 0 72-44 122-4 5-4 6-4 7 0 6 4 8 6 8 8 0 57-53 57-131 0-19 0-68-38-68-25 0-36 17-36 34 0 19 11 36 36 36 4 0 6 0 6 0 6-2 11-2 17-8z">
            <text:p/>
          </draw:path>
          <draw:path draw:style-name="gr3" draw:text-style-name="P3" draw:layer="layout" svg:width="0.246cm" svg:height="0.303cm" svg:x="14.071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4.347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653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5.059cm" svg:y="12.70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5.909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184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49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6.638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01cm" svg:height="0.307cm" svg:x="17.073cm" svg:y="12.749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295cm" svg:x="17.398cm" svg:y="12.753cm" svg:viewBox="0 0 338 296" svg:d="M53 67v178c0 30-7 31-53 31v20c23 0 57-1 76-1 17 0 51 1 76 1v-20c-46 0-53-1-53-31v-123c0-69 47-107 91-107 42 0 49 36 49 74v156c0 30-7 31-53 31v20c25 0 59-1 76-1s53 1 76 1v-20c-36 0-51 0-53-19v-130c0-57 0-78-21-102-9-12-30-25-70-25-50 0-80 28-99 70v-70l-95 8v21c48 0 53 3 53 38z">
            <text:p/>
          </draw:path>
          <draw:path draw:style-name="gr3" draw:text-style-name="P3" draw:layer="layout" svg:width="0.33cm" svg:height="0.472cm" svg:x="17.769cm" svg:y="12.584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46cm" svg:height="0.303cm" svg:x="18.379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654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8.96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9.106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9.515cm" svg:y="12.70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62cm" svg:height="0.303cm" svg:x="20.347cm" svg:y="12.753cm" svg:viewBox="0 0 363 304" svg:d="M40 257c-2 11-6 26-6 30 0 11 10 17 19 17 8 0 19-6 25-19 0 0 8-32 11-49l16-61c3-14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0-11 57z">
            <text:p/>
          </draw:path>
          <draw:path draw:style-name="gr3" draw:text-style-name="P3" draw:layer="layout" svg:width="0.345cm" svg:height="0.303cm" svg:x="20.746cm" svg:y="12.753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1.138cm" svg:y="12.584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21.348cm" svg:y="12.584cm" svg:viewBox="0 0 144 473" svg:d="M144 8c0 0 0-8-7-8-17 0-67 6-84 8-5 0-13 0-13 13 0 8 8 8 17 8 32 0 34 5 34 11l-2 13-85 335c-2 7-4 13-4 22 0 38 30 63 61 63 23 0 40-13 51-38 13-25 21-64 21-66 0-6-6-6-8-6-7 0-7 2-9 11-11 44-25 84-53 84-19 0-19-21-19-30 0-18 0-19 4-33z">
            <text:p/>
          </draw:path>
          <draw:path draw:style-name="gr3" draw:text-style-name="P3" draw:layer="layout" svg:width="0.246cm" svg:height="0.303cm" svg:x="11.333cm" svg:y="12.726cm" svg:viewBox="0 0 247 304" svg:d="M228 46c-19 0-32 15-32 30 0 10 5 19 21 19 15 0 30-11 30-38 0-28-28-57-80-57-89 0-114 68-114 99 0 51 52 62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611cm" svg:y="12.91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143cm" svg:y="12.68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2.99cm" svg:y="12.726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268cm" svg:y="12.91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3.573cm" svg:y="12.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3cm" svg:height="0.417cm" svg:x="13.815cm" svg:y="12.734cm" svg:viewBox="0 0 74 418" svg:d="M72 36c0-21-15-36-36-36-19 0-36 15-36 36 0 19 17 34 36 34 21 0 36-15 36-34zM59 281c0 19 0 72-44 122-4 5-4 5-4 7 0 6 4 8 6 8 8 0 57-53 57-131 0-19 0-68-38-68-25 0-36 17-36 34 0 19 11 36 36 36 4 0 6 0 6 0 6-2 11-2 17-8z">
            <text:p/>
          </draw:path>
          <draw:path draw:style-name="gr3" draw:text-style-name="P3" draw:layer="layout" svg:width="0.246cm" svg:height="0.303cm" svg:x="14.088cm" svg:y="12.726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4.364cm" svg:y="12.91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67cm" svg:y="12.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5.076cm" svg:y="12.68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5.926cm" svg:y="12.726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201cm" svg:y="12.91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507cm" svg:y="12.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6.653cm" svg:y="12.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01cm" svg:height="0.307cm" svg:x="17.089cm" svg:y="12.722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text-style-name="P3" draw:layer="layout" svg:width="0.337cm" svg:height="0.295cm" svg:x="17.415cm" svg:y="12.726cm" svg:viewBox="0 0 338 296" svg:d="M53 67v178c0 31-7 31-53 31v20c23 0 57-1 76-1 17 0 53 1 76 1v-20c-46 0-53 0-53-31v-123c0-69 47-107 91-107 42 0 49 36 49 74v156c0 31-7 31-53 31v20c25 0 59-1 76-1s53 1 76 1v-20c-36 0-51 0-53-19v-130c0-57 0-78-21-102-9-12-30-25-70-25-50 0-80 28-99 70v-70l-95 8v21c48 0 53 3 53 38z">
            <text:p/>
          </draw:path>
          <draw:path draw:style-name="gr3" draw:text-style-name="P3" draw:layer="layout" svg:width="0.33cm" svg:height="0.472cm" svg:x="17.786cm" svg:y="12.557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text-style-name="P3" draw:layer="layout" svg:width="0.246cm" svg:height="0.303cm" svg:x="18.394cm" svg:y="12.726cm" svg:viewBox="0 0 247 304" svg:d="M228 46c-19 0-32 15-32 30 0 10 5 19 21 19 15 0 30-11 30-38 0-28-28-57-80-57-89 0-114 68-114 99 0 51 52 62 71 66 34 6 70 14 70 52 0 17-17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671cm" svg:y="12.914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8.977cm" svg:y="12.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9.124cm" svg:y="12.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9.53cm" svg:y="12.68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62cm" svg:height="0.303cm" svg:x="20.364cm" svg:y="12.726cm" svg:viewBox="0 0 363 304" svg:d="M40 257c-2 11-6 26-6 30 0 11 10 17 19 17 8 0 19-6 25-19 0 0 8-32 11-49l16-61c3-14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0.763cm" svg:y="12.726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1.155cm" svg:y="12.557cm" svg:viewBox="0 0 144 473" svg:d="M144 8c0 0 0-8-7-8-17 0-67 6-84 8-5 0-13 0-13 13 0 7 8 8 17 8 32 0 34 5 34 11l-2 13-85 335c-2 7-4 13-4 22 0 38 30 63 61 63 23 0 40-13 51-38 13-25 21-65 21-66 0-6-6-6-8-6-7 0-7 2-9 11-13 44-25 84-53 84-19 0-19-21-19-30 0-18 0-19 4-33z">
            <text:p/>
          </draw:path>
          <draw:path draw:style-name="gr3" draw:text-style-name="P3" draw:layer="layout" svg:width="0.143cm" svg:height="0.472cm" svg:x="21.366cm" svg:y="12.557cm" svg:viewBox="0 0 144 473" svg:d="M144 8c0 0 0-8-7-8-17 0-67 6-84 8-5 0-13 0-13 13 0 7 8 8 17 8 32 0 34 5 34 11l-2 13-85 335c-2 7-4 13-4 22 0 38 30 63 61 63 23 0 40-13 51-38 13-25 21-65 21-66 0-6-6-6-8-6-7 0-7 2-9 11-13 44-25 84-53 84-19 0-19-21-19-30 0-18 0-19 4-33z">
            <text:p/>
          </draw:path>
          <draw:path draw:style-name="gr3" draw:text-style-name="P3" draw:layer="layout" svg:width="0.246cm" svg:height="0.303cm" svg:x="11.35cm" svg:y="12.753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1.626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594cm" svg:height="0.349cm" svg:x="12.158cm" svg:y="12.70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3.007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3.283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3.589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73cm" svg:height="0.417cm" svg:x="13.83cm" svg:y="12.76cm" svg:viewBox="0 0 74 418" svg:d="M72 36c0-21-15-36-36-36-19 0-36 15-36 36 0 19 17 34 36 34 21 0 36-15 36-34zM59 281c0 19 0 72-44 122-4 5-4 6-4 7 0 6 4 8 6 8 8 0 57-53 57-131 0-19 0-68-38-68-25 0-36 17-36 34 0 19 11 36 36 36 4 0 6 0 6 0 6-2 11-2 17-8z">
            <text:p/>
          </draw:path>
          <draw:path draw:style-name="gr3" draw:text-style-name="P3" draw:layer="layout" svg:width="0.246cm" svg:height="0.303cm" svg:x="14.104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4.381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4.687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5.094cm" svg:y="12.70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46cm" svg:height="0.303cm" svg:x="15.941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6.218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6.524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6.671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301cm" svg:height="0.307cm" svg:x="17.106cm" svg:y="12.749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295cm" svg:x="17.432cm" svg:y="12.753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8 0 53 3 53 38z">
            <text:p/>
          </draw:path>
          <draw:path draw:style-name="gr3" draw:text-style-name="P3" draw:layer="layout" svg:width="0.33cm" svg:height="0.472cm" svg:x="17.803cm" svg:y="12.584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text-style-name="P3" draw:layer="layout" svg:width="0.246cm" svg:height="0.303cm" svg:x="18.411cm" svg:y="12.753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261cm" svg:height="0.297cm" svg:x="18.688cm" svg:y="12.94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text-style-name="P3" draw:layer="layout" svg:width="0.094cm" svg:height="0.176cm" svg:x="18.994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9.141cm" svg:y="12.82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594cm" svg:height="0.349cm" svg:x="19.547cm" svg:y="12.707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362cm" svg:height="0.303cm" svg:x="20.381cm" svg:y="12.753cm" svg:viewBox="0 0 363 304" svg:d="M40 257c-2 11-6 26-6 30 0 11 10 17 19 17 8 0 19-6 25-19 0 0 8-32 11-49l16-61c3-14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0-11 57z">
            <text:p/>
          </draw:path>
          <draw:path draw:style-name="gr3" draw:text-style-name="P3" draw:layer="layout" svg:width="0.345cm" svg:height="0.303cm" svg:x="20.78cm" svg:y="12.753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1.17cm" svg:y="12.584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  <draw:path draw:style-name="gr3" draw:text-style-name="P3" draw:layer="layout" svg:width="0.143cm" svg:height="0.472cm" svg:x="21.383cm" svg:y="12.584cm" svg:viewBox="0 0 144 473" svg:d="M144 8c0 0 0-8-7-8-17 0-67 6-84 8-5 0-13 0-13 13 0 8 8 8 17 8 32 0 34 5 34 11l-2 13-85 335c-2 7-4 13-4 22 0 38 30 63 61 63 23 0 40-13 51-38 13-25 21-64 21-66 0-6-6-6-8-6-7 0-7 2-9 11-13 44-25 84-53 84-19 0-19-21-19-30 0-18 0-19 4-33z">
            <text:p/>
          </draw:path>
        </draw:g>
        <draw:g>
          <svg:title>TexMaths</svg:title>
          <svg:desc>19§latex§\pmb{if $u_{p''} \notin \left\lbrace PMSI,P_{new} \right\rbrace$}§svg§600§TRUE§</svg:desc>
          <draw:polygon draw:style-name="gr4" draw:text-style-name="P4" draw:layer="layout" svg:width="6.913cm" svg:height="0.717cm" svg:x="1.042cm" svg:y="11.139cm" svg:viewBox="0 0 6914 718" draw:points="3458,718 0,718 0,0 6914,0 6914,718">
            <text:p/>
          </draw:polygon>
          <draw:path draw:style-name="gr3" draw:text-style-name="P3" draw:layer="layout" svg:width="0.143cm" svg:height="0.447cm" svg:x="1.065cm" svg:y="11.21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49cm" svg:y="11.194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673cm" svg:y="11.369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34cm" svg:y="11.55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4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486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67cm" svg:y="11.164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12cm" svg:y="11.304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35cm" svg:y="11.164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46cm" svg:y="11.209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369cm" svg:y="11.209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093cm" svg:y="11.194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28cm" svg:y="11.209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06cm" svg:y="11.59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172cm" svg:y="11.209cm" svg:viewBox="0 0 479 458" svg:d="M177 247h114c95 0 188-70 188-146 0-52-44-101-133-101h-217c-13 0-21 0-21 13 0 8 8 8 21 8 8 0 21 0 29 2 11 0 15 2 15 9 0 4-2 6-4 14l-89 361c-8 24-8 30-61 30-11 0-19 0-19 13 0 8 8 8 9 8 19 0 67-2 86-2 13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594cm" svg:y="11.559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32cm" svg:y="11.559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175cm" svg:y="11.559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37cm" svg:y="11.164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143cm" svg:height="0.447cm" svg:x="1.08cm" svg:y="11.1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66cm" svg:y="11.167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688cm" svg:y="11.342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49cm" svg:y="11.532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55cm" svg:y="11.41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503cm" svg:y="11.41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84cm" svg:y="11.137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27cm" svg:y="11.27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52cm" svg:y="11.137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63cm" svg:y="11.18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384cm" svg:y="11.183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11cm" svg:y="11.167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43cm" svg:y="11.18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23cm" svg:y="11.566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189cm" svg:y="11.18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611cm" svg:y="11.532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49cm" svg:y="11.532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192cm" svg:y="11.532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54cm" svg:y="11.137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  <draw:path draw:style-name="gr3" draw:text-style-name="P3" draw:layer="layout" svg:width="0.143cm" svg:height="0.447cm" svg:x="1.097cm" svg:y="11.219cm" svg:viewBox="0 0 144 448" svg:d="M97 152l-95 8v20c45 0 51 4 51 37v180c0 30-7 30-53 30v21c21 0 59-2 74-2 25 0 48 2 70 2v-21c-43 0-47-3-47-28zM101 36c0-23-17-36-36-36-21 0-37 19-37 36s16 34 37 34c19 0 36-13 36-34z">
            <text:p/>
          </draw:path>
          <draw:path draw:style-name="gr3" draw:text-style-name="P3" draw:layer="layout" svg:width="0.217cm" svg:height="0.472cm" svg:x="1.281cm" svg:y="11.194cm" svg:viewBox="0 0 218 473" svg:d="M95 184v-78c0-59 32-91 63-91 2 0 11 0 22 4-9 4-20 11-20 28 0 16 11 29 28 29 21 0 30-13 30-29 0-24-24-47-60-47-48 0-105 36-105 106v78h-53v21h53v217c0 30-7 30-53 30v21c27-2 59-2 78-2 26 0 59 0 85 2v-21h-15c-49 0-51-7-51-32v-215h78v-21z">
            <text:p/>
          </draw:path>
          <draw:path draw:style-name="gr3" draw:text-style-name="P3" draw:layer="layout" svg:width="0.345cm" svg:height="0.303cm" svg:x="1.705cm" svg:y="11.369cm" svg:viewBox="0 0 346 304" svg:d="M215 260c7 27 32 44 60 44 23 0 38-15 50-36 11-25 21-67 21-67 0-7-8-7-10-7-5 0-5 4-9 13-8 36-21 82-50 82-13 0-21-8-21-31 0-15 8-45 14-70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261cm" svg:height="0.297cm" svg:x="2.066cm" svg:y="11.559cm" svg:viewBox="0 0 262 298" svg:d="M36 264c-4 13-4 17-23 17-7 0-13 0-13 12 0 3 4 5 6 5 13 0 28-2 41-2 16 0 35 2 50 2 4 0 9-2 9-9 0-8-7-8-13-8-9 0-23 0-23-6 0-1 4-13 6-20 6-25 11-52 17-71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.372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.518cm" svg:y="11.445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261cm" svg:height="0.668cm" svg:x="2.999cm" svg:y="11.164cm" svg:viewBox="0 0 262 669" svg:d="M258 25c4-8 4-12 4-12 0-7-6-13-13-13-6 0-10 2-12 6l-233 638c-4 10-4 11-4 11 0 8 6 14 13 14 10 0 12-4 15-15z">
            <text:p/>
          </draw:path>
          <draw:path draw:style-name="gr3" draw:text-style-name="P3" draw:layer="layout" svg:width="0.335cm" svg:height="0.388cm" svg:x="2.944cm" svg:y="11.304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567cm" svg:y="11.164cm" svg:viewBox="0 0 239 669" svg:d="M142 89c0-26 18-70 92-74 2-2 5-4 5-7 0-8-5-8-13-8-66 0-129 34-129 84v152c0 26 0 47-27 70-24 19-49 21-64 21-4 2-6 4-6 7 0 8 4 8 11 8 44 4 76 27 84 59 2 7 2 9 2 34v133c0 27 0 49 32 74 27 21 70 27 97 27 8 0 13 0 13-6 0-8-3-8-11-8-42-3-76-24-84-58-2-6-2-8-2-33v-140c0-31-5-42-26-63-15-13-34-21-53-27 55-15 79-45 79-85z">
            <text:p/>
          </draw:path>
          <draw:path draw:style-name="gr3" draw:text-style-name="P3" draw:layer="layout" svg:width="0.478cm" svg:height="0.457cm" svg:x="3.881cm" svg:y="11.209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67cm" svg:height="0.457cm" svg:x="4.401cm" svg:y="11.209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9 0-5 0-9 2-17l91-364 59 416c0 7 2 15 9 15 8 0 12-8 15-12l270-425-95 386c-7 24-7 30-61 30-11 0-19 0-19 13 0 8 8 8 10 8 19 0 64-2 83-2 27 0 57 2 84 2 4 0 13 0 13-13 0-8-5-8-19-8-24 0-43 0-43-11 0-4 0-4 3-18z">
            <text:p/>
          </draw:path>
          <draw:path draw:style-name="gr3" draw:text-style-name="P3" draw:layer="layout" svg:width="0.396cm" svg:height="0.487cm" svg:x="5.127cm" svg:y="11.194cm" svg:viewBox="0 0 397 488" svg:d="M397 8c0-4 0-8-6-8-3 0-5 0-13 9l-32 38c-17-30-52-47-95-47-86 0-166 78-166 158 0 55 35 85 69 95l72 19c25 5 63 17 63 72 0 59-55 123-122 123-44 0-118-15-118-98 0-16 4-33 4-37 2-1 2-3 2-3 0-8-4-8-8-8-3 0-5 0-7 2s-40 156-40 158c0 3 4 7 8 7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text-style-name="P3" draw:layer="layout" svg:width="0.311cm" svg:height="0.457cm" svg:x="5.56cm" svg:y="11.20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6z">
            <text:p/>
          </draw:path>
          <draw:path draw:style-name="gr3" draw:text-style-name="P3" draw:layer="layout" svg:width="0.079cm" svg:height="0.2cm" svg:x="5.94cm" svg:y="11.593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8cm" svg:height="0.457cm" svg:x="6.206cm" svg:y="11.209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4 0 27-13 84-40 109-32 30-74 34-102 34h-95z">
            <text:p/>
          </draw:path>
          <draw:path draw:style-name="gr3" draw:text-style-name="P3" draw:layer="layout" svg:width="0.286cm" svg:height="0.212cm" svg:x="6.628cm" svg:y="11.559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966cm" svg:y="11.559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text-style-name="P3" draw:layer="layout" svg:width="0.343cm" svg:height="0.212cm" svg:x="7.209cm" svg:y="11.559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38cm" svg:height="0.668cm" svg:x="7.669cm" svg:y="11.164cm" svg:viewBox="0 0 239 669" svg:d="M97 581c0 27-17 69-91 74-4 0-6 2-6 8s8 6 13 6c65 0 128-33 129-84v-152c0-26 0-47 27-70 23-19 49-21 65-21 2 0 5-4 5-8 0-5-3-5-11-7-44-2-76-27-84-59-2-8-2-10-2-32v-133c0-29 0-50-32-76-26-19-74-27-97-27-5 0-13 0-13 8 0 5 4 5 11 7 42 2 74 23 84 57 2 8 2 8 2 32v141c0 30 6 42 26 63 16 15 35 21 54 26-55 16-80 48-80 86z">
            <text:p/>
          </draw:path>
        </draw:g>
        <draw:line draw:style-name="gr5" draw:text-style-name="P5" draw:layer="layout" svg:x1="14.382cm" svg:y1="4.62cm" svg:x2="25.414cm" svg:y2="4.62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242cm" svg:y="3.954cm" svg:viewBox="0 0 9559 585" draw:points="4780,585 0,585 0,0 9559,0 9559,585">
            <text:p/>
          </draw:polygon>
          <draw:path draw:style-name="gr3" draw:text-style-name="P3" draw:layer="layout" svg:width="0.478cm" svg:height="0.472cm" svg:x="15.269cm" svg:y="3.952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776cm" svg:y="3.9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278cm" svg:y="3.9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886cm" svg:y="3.95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486cm" svg:y="4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748cm" svg:y="3.931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267cm" svg:y="3.952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767cm" svg:y="3.9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257cm" svg:y="3.95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859cm" svg:y="4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116cm" svg:y="3.95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729cm" svg:y="3.952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237cm" svg:y="3.954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776cm" svg:y="3.937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207cm" svg:y="4.33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481cm" svg:y="3.937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996cm" svg:y="3.952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604cm" svg:y="4.3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864cm" svg:y="3.952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212cm" svg:y="3.952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frame draw:style-name="gr16" draw:text-style-name="P9" draw:layer="layout" svg:width="2.492cm" svg:height="1.062cm" svg:x="25.308cm" svg:y="4.026cm">
          <draw:text-box>
            <text:p><text:span text:style-name="T2">UMTS</text:span></text:p>
          </draw:text-box>
        </draw:frame>
        <draw:frame draw:style-name="gr16" draw:text-style-name="P9" draw:layer="layout" svg:width="2.492cm" svg:height="1.062cm" svg:x="25.308cm" svg:y="5.126cm">
          <draw:text-box>
            <text:p><text:span text:style-name="T2">LTE</text:span></text:p>
          </draw:text-box>
        </draw:frame>
        <draw:g>
          <svg:title>TexMaths</svg:title>
          <svg:desc>19§latex§\pmb{if $s_{p''} = null$ then}§svg§600§TRUE§</svg:desc>
          <draw:polygon draw:style-name="gr4" draw:text-style-name="P4" draw:layer="layout" svg:width="5.201cm" svg:height="0.681cm" svg:x="11.708cm" svg:y="-0.682cm" svg:viewBox="0 0 5202 682" draw:points="2601,682 0,682 0,0 5202,0 5202,682">
            <text:p/>
          </draw:polygon>
          <draw:path draw:style-name="gr3" draw:text-style-name="P3" draw:layer="layout" svg:width="0.143cm" svg:height="0.448cm" svg:x="11.731cm" svg:y="-0.64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1.915cm" svg:y="-0.665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2.354cm" svg:y="-0.48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2.629cm" svg:y="-0.3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2.935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082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3.49cm" svg:y="-0.43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4.174cm" svg:y="-0.489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4.575cm" svg:y="-0.489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4.964cm" svg:y="-0.658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15.177cm" svg:y="-0.658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21cm" svg:height="0.419cm" svg:x="15.593cm" svg:y="-0.605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337cm" svg:height="0.465cm" svg:x="15.861cm" svg:y="-0.658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16.228cm" svg:y="-0.49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16.526cm" svg:y="-0.489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  <draw:path draw:style-name="gr3" draw:text-style-name="P3" draw:layer="layout" svg:width="0.143cm" svg:height="0.448cm" svg:x="11.746cm" svg:y="-0.66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1.932cm" svg:y="-0.69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2.369cm" svg:y="-0.515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2.647cm" svg:y="-0.327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2.952cm" svg:y="-0.4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099cm" svg:y="-0.44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3.507cm" svg:y="-0.46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14.191cm" svg:y="-0.515cm" svg:viewBox="0 0 365 304" svg:d="M40 257c-2 11-6 26-6 30 0 11 10 17 19 17 8 0 21-6 25-19 0 0 9-32 13-49l15-61c4-13 8-29 10-44 4-11 9-32 9-34 10-21 46-82 111-82 30 0 36 25 36 48 0 40-35 127-44 156-6 15-8 22-8 30 0 32 25 55 55 55 63 0 90-97 90-102 0-8-8-8-10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4.59cm" svg:y="-0.515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4.982cm" svg:y="-0.684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15.192cm" svg:y="-0.684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21cm" svg:height="0.419cm" svg:x="15.61cm" svg:y="-0.631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337cm" svg:height="0.465cm" svg:x="15.878cm" svg:y="-0.684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16.245cm" svg:y="-0.519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16.543cm" svg:y="-0.515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  <draw:path draw:style-name="gr3" draw:text-style-name="P3" draw:layer="layout" svg:width="0.143cm" svg:height="0.448cm" svg:x="11.763cm" svg:y="-0.641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11.947cm" svg:y="-0.665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246cm" svg:height="0.303cm" svg:x="12.386cm" svg:y="-0.489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text-style-name="P3" draw:layer="layout" svg:width="0.261cm" svg:height="0.297cm" svg:x="12.664cm" svg:y="-0.3cm" svg:viewBox="0 0 262 298" svg:d="M36 264c-4 14-4 17-23 17-7 0-13 0-13 12 0 4 4 5 6 5 13 0 28-1 41-1 16 0 35 1 50 1 4 0 9-1 9-9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3" draw:text-style-name="P3" draw:layer="layout" svg:width="0.094cm" svg:height="0.176cm" svg:x="12.97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3.116cm" svg:y="-0.41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445cm" svg:height="0.157cm" svg:x="13.522cm" svg:y="-0.43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4.208cm" svg:y="-0.489cm" svg:viewBox="0 0 363 304" svg:d="M40 257c-2 11-6 26-6 30 0 11 10 17 19 17 8 0 19-6 25-19 0 0 7-32 11-49l15-61c4-13 8-29 12-44 4-11 7-32 9-34 10-21 46-82 109-82 30 0 36 25 36 48 0 40-33 127-44 156-6 15-6 22-6 30 0 32 23 55 54 55 64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4.607cm" svg:y="-0.489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4.999cm" svg:y="-0.658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  <draw:path draw:style-name="gr3" draw:text-style-name="P3" draw:layer="layout" svg:width="0.143cm" svg:height="0.472cm" svg:x="15.21cm" svg:y="-0.658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21cm" svg:height="0.419cm" svg:x="15.628cm" svg:y="-0.605cm" svg:viewBox="0 0 211 420" svg:d="M104 144h95v-20h-95v-124h-17c-2 55-21 127-87 129v15h57v185c0 84 63 91 87 91 48 0 67-47 67-91v-38h-17v38c0 49-19 74-46 74-44 0-44-61-44-72z">
            <text:p/>
          </draw:path>
          <draw:path draw:style-name="gr3" draw:text-style-name="P3" draw:layer="layout" svg:width="0.337cm" svg:height="0.465cm" svg:x="15.895cm" svg:y="-0.658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16.262cm" svg:y="-0.492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16.56cm" svg:y="-0.489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</draw:g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6T10:54:01.060134795</dc:date>
    <meta:editing-duration>PT8H21M20S</meta:editing-duration>
    <meta:editing-cycles>28</meta:editing-cycles>
    <meta:generator>LibreOffice/5.1.6.2$Linux_X86_64 LibreOffice_project/10m0$Build-2</meta:generator>
    <meta:document-statistic meta:object-count="1431"/>
  </office:meta>
</office:document-meta>
</file>